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/>
    <style:font-face style:name="Utopia" svg:font-family="Utopia" style:font-family-generic="roman"/>
    <style:font-face style:name="Bitstream Vera Sans" svg:font-family="'Bitstream Vera Sans'" style:font-family-generic="swiss"/>
    <style:font-face style:name="Tahoma" svg:font-family="Tahoma" style:font-family-generic="swiss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bc59a" officeooo:paragraph-rsid="001bc59a"/>
    </style:style>
    <style:style style:name="P2" style:family="paragraph" style:parent-style-name="Standard">
      <style:text-properties officeooo:rsid="001bc59a" officeooo:paragraph-rsid="001e9dc0"/>
    </style:style>
    <style:style style:name="P3" style:family="paragraph" style:parent-style-name="Standard">
      <style:text-properties officeooo:rsid="001e9dc0" officeooo:paragraph-rsid="001e9dc0"/>
    </style:style>
    <style:style style:name="P4" style:family="paragraph" style:parent-style-name="Standard">
      <style:text-properties officeooo:rsid="001e9dc0" officeooo:paragraph-rsid="002883cd"/>
    </style:style>
    <style:style style:name="P5" style:family="paragraph" style:parent-style-name="Standard">
      <style:text-properties officeooo:rsid="001bc59a" officeooo:paragraph-rsid="001e9dc0"/>
    </style:style>
    <style:style style:name="P6" style:family="paragraph" style:parent-style-name="Standard">
      <style:text-properties officeooo:rsid="001bc59a" officeooo:paragraph-rsid="002883cd"/>
    </style:style>
    <style:style style:name="P7" style:family="paragraph" style:parent-style-name="Text_20_body">
      <style:text-properties officeooo:paragraph-rsid="002883cd"/>
    </style:style>
    <style:style style:name="P8" style:family="paragraph" style:parent-style-name="Heading_20_2">
      <style:text-properties officeooo:rsid="001e9dc0" officeooo:paragraph-rsid="002883cd"/>
    </style:style>
    <style:style style:name="P9" style:family="paragraph" style:parent-style-name="Heading_20_2">
      <style:text-properties officeooo:paragraph-rsid="002883cd"/>
    </style:style>
    <style:style style:name="P10" style:family="paragraph" style:parent-style-name="Heading_20_1">
      <style:paragraph-properties fo:text-align="center" style:justify-single-word="false"/>
      <style:text-properties fo:font-size="18pt" style:font-size-asian="18pt" style:font-size-complex="18pt"/>
    </style:style>
    <style:style style:name="T1" style:family="text">
      <style:text-properties officeooo:rsid="001d6a3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883cd" style:font-weight-asian="bold" style:font-weight-complex="bold"/>
    </style:style>
    <style:style style:name="T4" style:family="text">
      <style:text-properties officeooo:rsid="002883cd"/>
    </style:style>
    <style:style style:name="T5" style:family="text">
      <style:text-properties fo:font-weight="normal" officeooo:rsid="002883cd" style:font-weight-asian="normal" style:font-weight-complex="normal"/>
    </style:style>
    <style:style style:name="T6" style:family="text">
      <style:text-properties fo:font-style="italic" fo:font-weight="normal" officeooo:rsid="002883cd" style:font-style-asian="italic" style:font-weight-asian="normal" style:font-style-complex="italic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fo:margin-left="1.01mm" fo:margin-right="0mm" style:wrap="parallel" style:number-wrapped-paragraphs="no-limit" style:wrap-contour="false"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Cross Product for Euclidean and Minkowskian spaces</text:h>
      <text:h text:style-name="Heading_20_2" text:outline-level="2">Geometric Algebra</text:h>
      <text:p text:style-name="P1">Geometric product: <draw:frame draw:style-name="fr1" draw:name="Obxecto1" text:anchor-type="as-char" svg:width="41.2mm" svg:height="5.91mm" draw:z-index="0"><draw:object xlink:href="./Object 1" xlink:type="simple" xlink:show="embed" xlink:actuate="onLoad"/><draw:image xlink:href="./ObjectReplacements/Object 1" xlink:type="simple" xlink:show="embed" xlink:actuate="onLoad"/></draw:frame><text:tab/> <text:s text:c="4"/><draw:frame draw:style-name="fr1" draw:name="Obxecto2" text:anchor-type="as-char" svg:width="10.94mm" svg:height="5.96m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scalar part, <draw:frame draw:style-name="fr1" draw:name="Obxecto3" text:anchor-type="as-char" svg:width="13.48mm" svg:height="5.96m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bivector.</text:p>
      <text:p text:style-name="P1"/>
      <text:p text:style-name="P1">Orthonormal base: <text:s/><draw:frame draw:style-name="fr1" draw:name="Obxecto4" text:anchor-type="as-char" svg:width="9.14mm" svg:height="6.63m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text:tab/><text:tab/><text:tab/>Products: <draw:frame draw:style-name="fr1" draw:name="Obxecto5" text:anchor-type="as-char" svg:width="17.02mm" svg:height="6.63m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(signature of <draw:frame draw:style-name="fr2" draw:name="Obxecto6" text:anchor-type="as-char" svg:width="5.29mm" svg:height="6.63m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text:span text:style-name="T1">)</text:span></text:p>
      <text:p text:style-name="P1"/>
      <text:p text:style-name="P1"><text:tab/><draw:frame draw:style-name="fr1" draw:name="Obxecto7" text:anchor-type="as-char" svg:width="105.2mm" svg:height="6.63m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1"/>
      <text:h text:style-name="Heading_20_2" text:outline-level="2"><text:span text:style-name="T2">Euclidean space (0,3):</text:span> <text:s/><draw:frame draw:style-name="fr1" draw:name="Obxecto8" text:anchor-type="as-char" svg:width="18.03mm" svg:height="7.11m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h>
      <text:p text:style-name="P3"><draw:frame draw:style-name="fr1" draw:name="Obxecto9" text:anchor-type="as-char" svg:width="37.64mm" svg:height="6.67m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text:tab/><text:tab/>Trivector (pseudoscalar)<text:tab/><text:tab/><draw:frame draw:style-name="fr1" draw:name="Obxecto10" text:anchor-type="as-char" svg:width="44.64mm" svg:height="6.69m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<text:p text:style-name="P3"><draw:frame draw:style-name="fr1" draw:name="Obxecto11" text:anchor-type="as-char" svg:width="111.53mm" svg:height="6.67m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<text:p text:style-name="P2"/>
      <text:h text:style-name="Heading_20_2" text:outline-level="2"><text:span text:style-name="T2">Euclidean Cross Product:</text:span> <text:s/><draw:frame draw:style-name="fr1" draw:name="Obxecto12" text:anchor-type="as-char" svg:width="42.51mm" svg:height="7.25m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h>
      <text:p text:style-name="P3"><draw:frame draw:style-name="fr1" draw:name="Obxecto13" text:anchor-type="as-char" svg:width="167.36mm" svg:height="21.31m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<text:p text:style-name="P3"/>
      <text:p text:style-name="P3"><draw:frame draw:style-name="fr1" draw:name="Obxecto15" text:anchor-type="as-char" svg:width="178.35mm" svg:height="80.68mm" draw:z-index="13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<text:p text:style-name="P2"/>
      <text:h text:style-name="P9" text:outline-level="2"><text:span text:style-name="T3">Minkowskian (1,2) space</text:span><text:span text:style-name="T2">:</text:span> <text:s/><draw:frame draw:style-name="fr1" draw:name="Obxecto16" text:anchor-type="as-char" svg:width="23.12mm" svg:height="7.14m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 <text:s/><text:span text:style-name="T6">(timelike direction)</text:span></text:h>
      <text:p text:style-name="P4"><draw:frame draw:style-name="fr1" draw:name="Obxecto17" text:anchor-type="as-char" svg:width="37.75mm" svg:height="6.67m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text:tab/><text:tab/>Trivector (pseudoscalar)<text:tab/><text:tab/><draw:frame draw:style-name="fr1" draw:name="Obxecto18" text:anchor-type="as-char" svg:width="47.04mm" svg:height="6.69m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<text:p text:style-name="P4"><text:soft-page-break/><draw:frame draw:style-name="fr1" draw:name="Obxecto19" text:anchor-type="as-char" svg:width="111.94mm" svg:height="6.67m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<text:p text:style-name="P6"/>
      <text:h text:style-name="P8" text:outline-level="2"><text:span text:style-name="T3">Minkowskian Cross Product</text:span><text:span text:style-name="T2">:</text:span> <text:s/><draw:frame draw:style-name="fr1" draw:name="Obxecto14" text:anchor-type="as-char" svg:width="48.58mm" svg:height="7.25mm" draw:z-index="14"><draw:object xlink:href="./Object 14" xlink:type="simple" xlink:show="embed" xlink:actuate="onLoad"/><draw:image xlink:href="./ObjectReplacements/Object 14" xlink:type="simple" xlink:show="embed" xlink:actuate="onLoad"/><svg:desc>fórmula</svg:desc></draw:frame></text:h>
      <text:p text:style-name="P7"><draw:frame draw:style-name="fr1" draw:name="Obxecto20" text:anchor-type="as-char" svg:width="168.15mm" svg:height="21.31m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<text:p text:style-name="P7"><draw:frame draw:style-name="fr1" draw:name="Obxecto21" text:anchor-type="as-char" svg:width="177.41mm" svg:height="66.48m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/>
    <style:font-face style:name="Utopia" svg:font-family="Utopia" style:font-family-generic="roman"/>
    <style:font-face style:name="Bitstream Vera Sans" svg:font-family="'Bitstream Vera Sans'" style:font-family-generic="swiss"/>
    <style:font-face style:name="Tahoma" svg:font-family="Tahoma" style:font-family-generic="swiss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4pt" fo:language="gl" fo:country="ES" style:letter-kerning="true" style:font-name-asian="Droid Sans Fallback" style:font-size-asian="10.5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0mm" style:writing-mode="page"/>
      <style:text-properties style:use-window-font-color="true" style:font-name="Nimbus Roman No9 L" fo:font-size="14pt" fo:language="gl" fo:country="ES" style:letter-kerning="true" style:font-name-asian="Droid Sans Fallback" style:font-size-asian="10.5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Utopia" fo:font-family="Utopia" style:font-family-generic="roman" fo:font-size="16pt" style:font-name-asian="Droid Sans Fallback" style:font-family-asian="'Droid Sans Fallback'" style:font-family-generic-asian="system" style:font-pitch-asian="variable" style:font-size-asian="14pt" style:font-name-complex="Bitstream Vera Sans" style:font-family-complex="'Bitstream Vera Sans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name="Nimbus Roman No9 L" fo:font-family="'Nimbus Roman No9 L'" style:font-family-generic="roman"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Nimbus Roman No9 L" fo:font-family="'Nimbus Roman No9 L'" style:font-family-generic="roman" fo:font-size="14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family-generic="roman" style:font-size-asian="12pt" style:font-name-complex="Tahoma" style:font-family-complex="Tahoma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21:50:34.963855073</meta:creation-date>
    <dc:date>2017-05-15T05:52:22.069488391</dc:date>
    <meta:editing-duration>PT41M27S</meta:editing-duration>
    <meta:editing-cycles>7</meta:editing-cycles>
    <meta:generator>LibreOffice/5.2.6.2$Linux_X86_64 LibreOffice_project/20m0$Build-2</meta:generator>
    <meta:document-statistic meta:table-count="0" meta:image-count="0" meta:object-count="21" meta:page-count="2" meta:paragraph-count="17" meta:word-count="38" meta:character-count="344" meta:non-whitespace-character-count="288"/>
  </office:meta>
</office:document-meta>
</file>

<file path=Object 1/content.xml><?xml version="1.0" encoding="utf-8"?>
<math xmlns="http://www.w3.org/1998/Math/MathML" display="block">
  <semantics>
    <mrow>
      <mover accent="true">
        <mi mathvariant="italic">ab</mi>
        <mo stretchy="false">⃗</mo>
      </mover>
      <mrow>
        <mspace width="2em"/>
        <mo stretchy="false">=</mo>
        <mspace width="2em"/>
      </mrow>
      <mrow>
        <mover accent="true">
          <mi>a</mi>
          <mo stretchy="false">⃗</mo>
        </mover>
        <mo stretchy="false">⋅</mo>
        <mover accent="true">
          <mi>b</mi>
          <mo stretchy="false">⃗</mo>
        </mover>
      </mrow>
      <mrow>
        <mspace width="2em"/>
        <mo stretchy="false">+</mo>
        <mspace width="2em"/>
      </mrow>
      <mrow>
        <mover accent="true">
          <mi>a</mi>
          <mo stretchy="false">⃗</mo>
        </mover>
        <mo stretchy="false">∧</mo>
        <mover accent="true">
          <mi>b</mi>
          <mo stretchy="false">⃗</mo>
        </mover>
      </mrow>
    </mrow>
    <annotation encoding="StarMath 5.0">vec {ab} ~=~ vec a cdot vec b ~+~ vec a and vec b</annotation>
  </semantics>
</math>
</file>

<file path=Object 10/content.xml><?xml version="1.0" encoding="utf-8"?>
<math xmlns="http://www.w3.org/1998/Math/MathML" display="block">
  <semantics>
    <mrow>
      <msub>
        <mi>i</mi>
        <mrow>
          <mo fence="true" stretchy="false">(</mo>
          <mrow>
            <mn>3</mn>
          </mrow>
          <mo fence="true" stretchy="false">)</mo>
        </mrow>
      </msub>
      <mrow>
        <mspace width="2em"/>
        <mo stretchy="false">=</mo>
        <mspace width="2em"/>
      </mrow>
      <msub>
        <mi>e</mi>
        <mn>123</mn>
      </msub>
      <mrow>
        <mspace width="2em"/>
        <mo stretchy="false">=</mo>
        <mspace width="2em"/>
      </mrow>
      <msub>
        <mi>e</mi>
        <mn>1</mn>
      </msub>
      <msub>
        <mi>e</mi>
        <mn>2</mn>
      </msub>
      <msub>
        <mi>e</mi>
        <mn>3</mn>
      </msub>
    </mrow>
    <annotation encoding="StarMath 5.0">i_{(3)} ~=~ e_123 ~=~ e_1 e_2 e_3</annotation>
  </semantics>
</math>
</file>

<file path=Object 11/content.xml><?xml version="1.0" encoding="utf-8"?>
<math xmlns="http://www.w3.org/1998/Math/MathML" display="block">
  <semantics>
    <mrow>
      <mover accent="true">
        <mi>a</mi>
        <mo stretchy="false">⃗</mo>
      </mover>
      <mrow>
        <mspace width="2em"/>
        <mo stretchy="false">=</mo>
        <mspace width="2em"/>
      </mrow>
      <msub>
        <mi>a</mi>
        <mn>1</mn>
      </msub>
      <msub>
        <mi>e</mi>
        <mn>1</mn>
      </msub>
      <mrow>
        <mspace width="0.5em"/>
        <mo stretchy="false">+</mo>
        <mspace width="0.5em"/>
      </mrow>
      <msub>
        <mi>a</mi>
        <mn>2</mn>
      </msub>
      <msub>
        <mi>e</mi>
        <mn>2</mn>
      </msub>
      <mrow>
        <mspace width="0.5em"/>
        <mo stretchy="false">+</mo>
        <mspace width="0.5em"/>
      </mrow>
      <msub>
        <mi>a</mi>
        <mn>3</mn>
      </msub>
      <msub>
        <mi>e</mi>
        <mn>3</mn>
      </msub>
      <mi>,</mi>
      <mspace width="10em"/>
      <mover accent="true">
        <mi>b</mi>
        <mo stretchy="false">⃗</mo>
      </mover>
      <mrow>
        <mspace width="2em"/>
        <mo stretchy="false">=</mo>
        <mspace width="2em"/>
      </mrow>
      <msub>
        <mi>b</mi>
        <mn>1</mn>
      </msub>
      <msub>
        <mi>e</mi>
        <mn>1</mn>
      </msub>
      <mrow>
        <mspace width="0.5em"/>
        <mo stretchy="false">+</mo>
        <mspace width="0.5em"/>
      </mrow>
      <msub>
        <mi>b</mi>
        <mn>2</mn>
      </msub>
      <msub>
        <mi>e</mi>
        <mn>2</mn>
      </msub>
      <mrow>
        <mspace width="0.5em"/>
        <mo stretchy="false">+</mo>
        <mspace width="0.5em"/>
      </mrow>
      <msub>
        <mi>b</mi>
        <mn>3</mn>
      </msub>
      <msub>
        <mi>e</mi>
        <mn>3</mn>
      </msub>
    </mrow>
    <annotation encoding="StarMath 5.0">vec a ~=~ a_1 e_1 `+` a_2 e_2 `+` a_3 e_3 , ~~~~~ vec b ~=~ b_1 e_1 `+` b_2 e_2 `+` b_3 e_3</annotation>
  </semantics>
</math>
</file>

<file path=Object 12/content.xml><?xml version="1.0" encoding="utf-8"?>
<math xmlns="http://www.w3.org/1998/Math/MathML" display="block">
  <semantics>
    <mstyle mathvariant="bold">
      <mrow>
        <mrow>
          <mover accent="true">
            <mi>a</mi>
            <mo stretchy="false">⃗</mo>
          </mover>
          <mo stretchy="false">×</mo>
          <mover accent="true">
            <mi>b</mi>
            <mo stretchy="false">⃗</mo>
          </mover>
        </mrow>
        <mrow>
          <mspace width="2em"/>
          <mo stretchy="false">=</mo>
          <mspace width="2em"/>
        </mrow>
        <msub>
          <mi>i</mi>
          <mrow>
            <mo fence="true" stretchy="false">(</mo>
            <mrow>
              <mn>3</mn>
            </mrow>
            <mo fence="true" stretchy="false">)</mo>
          </mrow>
        </msub>
        <mrow>
          <mo fence="true" stretchy="false">(</mo>
          <mrow>
            <mrow>
              <mover accent="true">
                <mi>a</mi>
                <mo stretchy="false">⃗</mo>
              </mover>
              <mo stretchy="false">∧</mo>
              <mover accent="true">
                <mi>b</mi>
                <mo stretchy="false">⃗</mo>
              </mover>
            </mrow>
          </mrow>
          <mo fence="true" stretchy="false">)</mo>
        </mrow>
      </mrow>
    </mstyle>
    <annotation encoding="StarMath 5.0">bold { vec a times vec b ~=~ i_{(3)} ( vec a and vec b ) }</annotation>
  </semantics>
</math>
</file>

<file path=Object 13/content.xml><?xml version="1.0" encoding="utf-8"?>
<math xmlns="http://www.w3.org/1998/Math/MathML" display="block">
  <semantics>
    <mtable>
      <mtr>
        <mtd>
          <mrow>
            <mover accent="true">
              <mi>a</mi>
              <mo stretchy="false">⃗</mo>
            </mover>
            <mo stretchy="false">∧</mo>
            <mover accent="true">
              <mi>b</mi>
              <mo stretchy="false">⃗</mo>
            </mover>
          </mrow>
        </mtd>
        <mtd>
          <mrow>
            <mrow/>
            <mo stretchy="false">=</mo>
            <mrow/>
          </mrow>
        </mtd>
        <mtd>
          <mrow>
            <mtext/>
            <mrow>
              <msub>
                <mi>a</mi>
                <mn>1</mn>
              </msub>
              <msub>
                <mi>b</mi>
                <mn>2</mn>
              </msub>
              <msub>
                <mi>e</mi>
                <mn>1</mn>
              </msub>
              <msub>
                <mi>e</mi>
                <mn>2</mn>
              </msub>
              <mrow>
                <mspace width="0.5em"/>
                <mo stretchy="false">+</mo>
                <mspace width="0.5em"/>
              </mrow>
              <msub>
                <mi>a</mi>
                <mn>1</mn>
              </msub>
              <msub>
                <mi>b</mi>
                <mn>3</mn>
              </msub>
              <msub>
                <mi>e</mi>
                <mn>1</mn>
              </msub>
              <msub>
                <mi>e</mi>
                <mn>3</mn>
              </msub>
              <mrow>
                <mspace width="0.5em"/>
                <mo stretchy="false">+</mo>
                <mspace width="0.5em"/>
              </mrow>
              <msub>
                <mi>a</mi>
                <mn>2</mn>
              </msub>
              <msub>
                <mi>b</mi>
                <mn>1</mn>
              </msub>
              <msub>
                <mi>e</mi>
                <mn>2</mn>
              </msub>
              <msub>
                <mi>e</mi>
                <mn>1</mn>
              </msub>
              <mrow>
                <mspace width="0.5em"/>
                <mo stretchy="false">+</mo>
                <mspace width="0.5em"/>
              </mrow>
              <msub>
                <mi>a</mi>
                <mn>2</mn>
              </msub>
              <msub>
                <mi>b</mi>
                <mn>3</mn>
              </msub>
              <msub>
                <mi>e</mi>
                <mn>2</mn>
              </msub>
              <msub>
                <mi>e</mi>
                <mn>3</mn>
              </msub>
              <mrow>
                <mspace width="0.5em"/>
                <mo stretchy="false">+</mo>
                <mspace width="0.5em"/>
              </mrow>
              <msub>
                <mi>a</mi>
                <mn>3</mn>
              </msub>
              <msub>
                <mi>b</mi>
                <mn>1</mn>
              </msub>
              <msub>
                <mi>e</mi>
                <mn>3</mn>
              </msub>
              <msub>
                <mi>e</mi>
                <mn>1</mn>
              </msub>
              <mrow>
                <mspace width="0.5em"/>
                <mo stretchy="false">+</mo>
                <mspace width="0.5em"/>
              </mrow>
              <msub>
                <mi>a</mi>
                <mn>3</mn>
              </msub>
              <msub>
                <mi>b</mi>
                <mn>2</mn>
              </msub>
              <msub>
                <mi>e</mi>
                <mn>3</mn>
              </msub>
              <msub>
                <mi>e</mi>
                <mn>2</mn>
              </msub>
            </mrow>
          </mrow>
        </mtd>
        <mtd>
          <mrow>
            <mrow/>
            <mo stretchy="false">=</mo>
            <mrow/>
          </mrow>
        </mtd>
      </mtr>
      <mtr>
        <mtd>
          <mrow/>
        </mtd>
        <mtd>
          <mrow>
            <mrow/>
            <mo stretchy="false">=</mo>
            <mrow/>
          </mrow>
        </mtd>
        <mtd>
          <mrow>
            <mtext/>
            <mrow>
              <msub>
                <mi>a</mi>
                <mn>1</mn>
              </msub>
              <msub>
                <mi>b</mi>
                <mn>2</mn>
              </msub>
              <msub>
                <mi>e</mi>
                <mn>12</mn>
              </msub>
              <mrow>
                <mspace width="0.5em"/>
                <mo stretchy="false">−</mo>
                <mspace width="0.5em"/>
              </mrow>
              <msub>
                <mi>a</mi>
                <mn>1</mn>
              </msub>
              <msub>
                <mi>b</mi>
                <mn>3</mn>
              </msub>
              <msub>
                <mi>e</mi>
                <mn>31</mn>
              </msub>
              <mrow>
                <mspace width="0.5em"/>
                <mo stretchy="false">−</mo>
                <mspace width="0.5em"/>
              </mrow>
              <msub>
                <mi>a</mi>
                <mn>2</mn>
              </msub>
              <msub>
                <mi>b</mi>
                <mn>1</mn>
              </msub>
              <msub>
                <mi>e</mi>
                <mn>12</mn>
              </msub>
              <mrow>
                <mspace width="0.5em"/>
                <mo stretchy="false">−</mo>
                <mspace width="0.5em"/>
              </mrow>
              <msub>
                <mi>a</mi>
                <mn>2</mn>
              </msub>
              <msub>
                <mi>b</mi>
                <mn>3</mn>
              </msub>
              <msub>
                <mi>e</mi>
                <mn>23</mn>
              </msub>
              <mrow>
                <mspace width="0.5em"/>
                <mo stretchy="false">−</mo>
                <mspace width="0.5em"/>
              </mrow>
              <msub>
                <mi>a</mi>
                <mn>3</mn>
              </msub>
              <msub>
                <mi>b</mi>
                <mn>1</mn>
              </msub>
              <msub>
                <mi>e</mi>
                <mn>31</mn>
              </msub>
              <mrow>
                <mspace width="0.5em"/>
                <mo stretchy="false">−</mo>
                <mspace width="0.5em"/>
              </mrow>
              <msub>
                <mi>a</mi>
                <mn>3</mn>
              </msub>
              <msub>
                <mi>b</mi>
                <mn>2</mn>
              </msub>
              <msub>
                <mi>e</mi>
                <mn>23</mn>
              </msub>
            </mrow>
          </mrow>
        </mtd>
        <mtd>
          <mrow>
            <mrow/>
            <mo stretchy="false">=</mo>
            <mrow/>
          </mrow>
        </mtd>
      </mtr>
      <mtr>
        <mtd>
          <mrow/>
        </mtd>
        <mtd>
          <mrow>
            <mrow/>
            <mo stretchy="false">=</mo>
            <mrow/>
          </mrow>
        </mtd>
        <mtd>
          <mrow>
            <mtext/>
            <mrow>
              <mrow>
                <mo fence="true" stretchy="false">(</mo>
                <mrow>
                  <mrow>
                    <msub>
                      <mi>a</mi>
                      <mn>1</mn>
                    </msub>
                    <msub>
                      <mi>b</mi>
                      <mn>2</mn>
                    </msub>
                    <mrow>
                      <mspace width="0.5em"/>
                      <mo stretchy="false">−</mo>
                      <mspace width="0.5em"/>
                    </mrow>
                    <msub>
                      <mi>a</mi>
                      <mn>2</mn>
                    </msub>
                    <msub>
                      <mi>b</mi>
                      <mn>1</mn>
                    </msub>
                  </mrow>
                </mrow>
                <mo fence="true" stretchy="false">)</mo>
              </mrow>
              <msub>
                <mi>e</mi>
                <mn>12</mn>
              </msub>
              <mrow>
                <mspace width="0.5em"/>
                <mo stretchy="false">+</mo>
                <mspace width="0.5em"/>
              </mrow>
              <mrow>
                <mo fence="true" stretchy="false">(</mo>
                <mrow>
                  <mrow>
                    <msub>
                      <mi>a</mi>
                      <mn>2</mn>
                    </msub>
                    <msub>
                      <mi>b</mi>
                      <mn>3</mn>
                    </msub>
                    <mrow>
                      <mspace width="0.5em"/>
                      <mo stretchy="false">−</mo>
                      <mspace width="0.5em"/>
                    </mrow>
                    <msub>
                      <mi>a</mi>
                      <mn>3</mn>
                    </msub>
                    <msub>
                      <mi>b</mi>
                      <mn>2</mn>
                    </msub>
                  </mrow>
                </mrow>
                <mo fence="true" stretchy="false">)</mo>
              </mrow>
              <msub>
                <mi>e</mi>
                <mn>23</mn>
              </msub>
              <mrow>
                <mspace width="0.5em"/>
                <mo stretchy="false">+</mo>
                <mspace width="0.5em"/>
              </mrow>
              <mrow>
                <mo fence="true" stretchy="false">(</mo>
                <mrow>
                  <mrow>
                    <msub>
                      <mi>a</mi>
                      <mn>3</mn>
                    </msub>
                    <msub>
                      <mi>b</mi>
                      <mn>1</mn>
                    </msub>
                    <mrow>
                      <mspace width="0.5em"/>
                      <mo stretchy="false">−</mo>
                      <mspace width="0.5em"/>
                    </mrow>
                    <msub>
                      <mi>a</mi>
                      <mn>1</mn>
                    </msub>
                    <msub>
                      <mi>b</mi>
                      <mn>3</mn>
                    </msub>
                  </mrow>
                </mrow>
                <mo fence="true" stretchy="false">)</mo>
              </mrow>
              <msub>
                <mi>e</mi>
                <mn>31</mn>
              </msub>
            </mrow>
          </mrow>
        </mtd>
        <mtd>
          <mrow/>
        </mtd>
      </mtr>
    </mtable>
    <annotation encoding="StarMath 5.0">matrix{ {vec a and vec b} # {}={} # ""{a_1 b_2 e_1 e_2 `+` a_1 b_3 e_1 e_3 `+` a_2 b_1 e_2 e_1 `+` a_2 b_3 e_2 e_3 `+` a_3 b_1 e_3 e_1 `+` a_3 b_2 e_3 e_2} # {}={} ##
{} # {}={} # ""{a_1 b_2 e_12 `-` a_1 b_3 e_31 `-` a_2 b_1 e_12 `-` a_2 b_3 e_23 `-` a_3 b_1 e_31 `-` a_3 b_2 e_23} # {}={} ## {} # {}={} # ""{ (a_1 b_2 `-` a_2 b_1)e_12 `+` (a_2 b_3 `-` a_3 b_2)e_23 `+` (a_3 b_1 `-` a_1 b_3)e_31 } # {}}</annotation>
  </semantics>
</math>
</file>

<file path=Object 14/content.xml><?xml version="1.0" encoding="utf-8"?>
<math xmlns="http://www.w3.org/1998/Math/MathML" display="block">
  <semantics>
    <mstyle mathvariant="bold">
      <mrow>
        <mrow>
          <mover accent="true">
            <mi>a</mi>
            <mo stretchy="false">⃗</mo>
          </mover>
          <mo stretchy="false">×</mo>
          <mover accent="true">
            <mi>b</mi>
            <mo stretchy="false">⃗</mo>
          </mover>
        </mrow>
        <mrow>
          <mspace width="2em"/>
          <mo stretchy="false">=</mo>
          <mrow>
            <mspace width="2em"/>
            <mo stretchy="false">−</mo>
            <msub>
              <mi>i</mi>
              <mrow>
                <mo fence="true" stretchy="false">(</mo>
                <mrow>
                  <mn>2,1</mn>
                </mrow>
                <mo fence="true" stretchy="false">)</mo>
              </mrow>
            </msub>
          </mrow>
        </mrow>
        <mrow>
          <mo fence="true" stretchy="false">(</mo>
          <mrow>
            <mrow>
              <mover accent="true">
                <mi>a</mi>
                <mo stretchy="false">⃗</mo>
              </mover>
              <mo stretchy="false">∧</mo>
              <mover accent="true">
                <mi>b</mi>
                <mo stretchy="false">⃗</mo>
              </mover>
            </mrow>
          </mrow>
          <mo fence="true" stretchy="false">)</mo>
        </mrow>
      </mrow>
    </mstyle>
    <annotation encoding="StarMath 5.0">bold { vec a times vec b ~=~ -i_{(2,1)} ( vec a and vec b ) }</annotation>
  </semantics>
</math>
</file>

<file path=Object 15/content.xml><?xml version="1.0" encoding="utf-8"?>
<math xmlns="http://www.w3.org/1998/Math/MathML" display="block">
  <semantics>
    <mtable>
      <mtr>
        <mtd>
          <mrow>
            <mover accent="true">
              <mi>a</mi>
              <mo stretchy="false">⃗</mo>
            </mover>
            <mo stretchy="false">×</mo>
            <mover accent="true">
              <mi>b</mi>
              <mo stretchy="false">⃗</mo>
            </mover>
          </mrow>
        </mtd>
        <mtd>
          <mrow>
            <mrow/>
            <mo stretchy="false">=</mo>
            <mrow/>
          </mrow>
        </mtd>
        <mtd>
          <mrow>
            <mtext/>
            <mrow>
              <mrow>
                <mo stretchy="false">−</mo>
                <msub>
                  <mi>e</mi>
                  <mn>123</mn>
                </msub>
              </mrow>
              <mspace width="2em"/>
              <mrow>
                <mo fence="true" stretchy="false">[</mo>
                <mrow>
                  <mrow>
                    <mspace width="0.5em"/>
                    <mrow>
                      <mo fence="true" stretchy="false">(</mo>
                      <mrow>
                        <mrow>
                          <msub>
                            <mi>a</mi>
                            <mn>1</mn>
                          </msub>
                          <msub>
                            <mi>b</mi>
                            <mn>2</mn>
                          </msub>
                          <mrow>
                            <mspace width="0.5em"/>
                            <mo stretchy="false">−</mo>
                            <mspace width="0.5em"/>
                          </mrow>
                          <msub>
                            <mi>a</mi>
                            <mn>2</mn>
                          </msub>
                          <msub>
                            <mi>b</mi>
                            <mn>1</mn>
                          </msub>
                        </mrow>
                      </mrow>
                      <mo fence="true" stretchy="false">)</mo>
                    </mrow>
                    <mspace width="0.5em"/>
                    <msub>
                      <mi>e</mi>
                      <mn>12</mn>
                    </msub>
                    <mrow>
                      <mspace width="0.5em"/>
                      <mo stretchy="false">+</mo>
                      <mspace width="0.5em"/>
                    </mrow>
                    <mrow>
                      <mo fence="true" stretchy="false">(</mo>
                      <mrow>
                        <mrow>
                          <msub>
                            <mi>a</mi>
                            <mn>2</mn>
                          </msub>
                          <msub>
                            <mi>b</mi>
                            <mn>3</mn>
                          </msub>
                          <mrow>
                            <mspace width="0.5em"/>
                            <mo stretchy="false">−</mo>
                            <mspace width="0.5em"/>
                          </mrow>
                          <msub>
                            <mi>a</mi>
                            <mn>3</mn>
                          </msub>
                          <msub>
                            <mi>b</mi>
                            <mn>2</mn>
                          </msub>
                        </mrow>
                      </mrow>
                      <mo fence="true" stretchy="false">)</mo>
                    </mrow>
                    <mspace width="0.5em"/>
                    <msub>
                      <mi>e</mi>
                      <mn>23</mn>
                    </msub>
                    <mrow>
                      <mspace width="0.5em"/>
                      <mo stretchy="false">+</mo>
                      <mspace width="0.5em"/>
                    </mrow>
                    <mrow>
                      <mo fence="true" stretchy="false">(</mo>
                      <mrow>
                        <mrow>
                          <msub>
                            <mi>a</mi>
                            <mn>3</mn>
                          </msub>
                          <msub>
                            <mi>b</mi>
                            <mn>1</mn>
                          </msub>
                          <mrow>
                            <mspace width="0.5em"/>
                            <mo stretchy="false">−</mo>
                            <mspace width="0.5em"/>
                          </mrow>
                          <msub>
                            <mi>a</mi>
                            <mn>1</mn>
                          </msub>
                          <msub>
                            <mi>b</mi>
                            <mn>3</mn>
                          </msub>
                        </mrow>
                      </mrow>
                      <mo fence="true" stretchy="false">)</mo>
                    </mrow>
                    <mspace width="0.5em"/>
                    <msub>
                      <mi>e</mi>
                      <mn>31</mn>
                    </msub>
                    <mspace width="0.5em"/>
                  </mrow>
                </mrow>
                <mo fence="true" stretchy="false">]</mo>
              </mrow>
            </mrow>
          </mrow>
        </mtd>
        <mtd>
          <mrow>
            <mrow/>
            <mo stretchy="false">=</mo>
            <mrow/>
          </mrow>
        </mtd>
      </mtr>
      <mtr>
        <mtd>
          <mrow/>
        </mtd>
        <mtd>
          <mrow>
            <mrow/>
            <mo stretchy="false">=</mo>
            <mrow/>
          </mrow>
        </mtd>
        <mtd>
          <mrow>
            <mtext/>
            <mrow>
              <mo stretchy="false">−</mo>
              <mrow>
                <mo fence="true" stretchy="false">[</mo>
                <mrow>
                  <mrow>
                    <mspace width="0.5em"/>
                    <mrow>
                      <mo fence="true" stretchy="false">(</mo>
                      <mrow>
                        <mrow>
                          <msub>
                            <mi>a</mi>
                            <mn>1</mn>
                          </msub>
                          <msub>
                            <mi>b</mi>
                            <mn>2</mn>
                          </msub>
                          <mrow>
                            <mspace width="0.5em"/>
                            <mo stretchy="false">−</mo>
                            <mspace width="0.5em"/>
                          </mrow>
                          <msub>
                            <mi>a</mi>
                            <mn>2</mn>
                          </msub>
                          <msub>
                            <mi>b</mi>
                            <mn>1</mn>
                          </msub>
                        </mrow>
                      </mrow>
                      <mo fence="true" stretchy="false">)</mo>
                    </mrow>
                    <mspace width="0.5em"/>
                    <msub>
                      <mi>e</mi>
                      <mn>123</mn>
                    </msub>
                    <msub>
                      <mi>e</mi>
                      <mn>12</mn>
                    </msub>
                    <mrow>
                      <mspace width="0.5em"/>
                      <mo stretchy="false">+</mo>
                      <mspace width="0.5em"/>
                    </mrow>
                    <mrow>
                      <mo fence="true" stretchy="false">(</mo>
                      <mrow>
                        <mrow>
                          <msub>
                            <mi>a</mi>
                            <mn>2</mn>
                          </msub>
                          <msub>
                            <mi>b</mi>
                            <mn>3</mn>
                          </msub>
                          <mrow>
                            <mspace width="0.5em"/>
                            <mo stretchy="false">−</mo>
                            <mspace width="0.5em"/>
                          </mrow>
                          <msub>
                            <mi>a</mi>
                            <mn>3</mn>
                          </msub>
                          <msub>
                            <mi>b</mi>
                            <mn>2</mn>
                          </msub>
                        </mrow>
                      </mrow>
                      <mo fence="true" stretchy="false">)</mo>
                    </mrow>
                    <mspace width="0.5em"/>
                    <msub>
                      <mi>e</mi>
                      <mn>123</mn>
                    </msub>
                    <msub>
                      <mi>e</mi>
                      <mn>23</mn>
                    </msub>
                    <mrow>
                      <mspace width="0.5em"/>
                      <mo stretchy="false">+</mo>
                      <mspace width="0.5em"/>
                    </mrow>
                    <mrow>
                      <mo fence="true" stretchy="false">(</mo>
                      <mrow>
                        <mrow>
                          <msub>
                            <mi>a</mi>
                            <mn>3</mn>
                          </msub>
                          <msub>
                            <mi>b</mi>
                            <mn>1</mn>
                          </msub>
                          <mrow>
                            <mspace width="0.5em"/>
                            <mo stretchy="false">−</mo>
                            <mspace width="0.5em"/>
                          </mrow>
                          <msub>
                            <mi>a</mi>
                            <mn>1</mn>
                          </msub>
                          <msub>
                            <mi>b</mi>
                            <mn>3</mn>
                          </msub>
                        </mrow>
                      </mrow>
                      <mo fence="true" stretchy="false">)</mo>
                    </mrow>
                    <mspace width="0.5em"/>
                    <msub>
                      <mi>e</mi>
                      <mn>123</mn>
                    </msub>
                    <msub>
                      <mi>e</mi>
                      <mn>31</mn>
                    </msub>
                    <mspace width="0.5em"/>
                  </mrow>
                </mrow>
                <mo fence="true" stretchy="false">]</mo>
              </mrow>
            </mrow>
          </mrow>
        </mtd>
        <mtd>
          <mrow>
            <mrow/>
            <mo stretchy="false">=</mo>
            <mrow/>
          </mrow>
        </mtd>
      </mtr>
      <mtr>
        <mtd>
          <mrow/>
        </mtd>
        <mtd>
          <mrow>
            <mrow/>
            <mo stretchy="false">=</mo>
            <mrow/>
          </mrow>
        </mtd>
        <mtd>
          <mrow>
            <mtext/>
            <mrow>
              <mo stretchy="false">−</mo>
              <mrow>
                <mo fence="true" stretchy="false">[</mo>
                <mrow>
                  <mrow>
                    <mspace width="0.5em"/>
                    <mrow>
                      <mo fence="true" stretchy="false">(</mo>
                      <mrow>
                        <mrow>
                          <msub>
                            <mi>a</mi>
                            <mn>1</mn>
                          </msub>
                          <msub>
                            <mi>b</mi>
                            <mn>2</mn>
                          </msub>
                          <mrow>
                            <mspace width="0.5em"/>
                            <mo stretchy="false">−</mo>
                            <mspace width="0.5em"/>
                          </mrow>
                          <msub>
                            <mi>a</mi>
                            <mn>2</mn>
                          </msub>
                          <msub>
                            <mi>b</mi>
                            <mn>1</mn>
                          </msub>
                        </mrow>
                      </mrow>
                      <mo fence="true" stretchy="false">)</mo>
                    </mrow>
                    <mspace width="0.5em"/>
                    <msub>
                      <mi>e</mi>
                      <mn>12312</mn>
                    </msub>
                    <mrow>
                      <mspace width="0.5em"/>
                      <mo stretchy="false">+</mo>
                      <mspace width="0.5em"/>
                    </mrow>
                    <mrow>
                      <mo fence="true" stretchy="false">(</mo>
                      <mrow>
                        <mrow>
                          <msub>
                            <mi>a</mi>
                            <mn>2</mn>
                          </msub>
                          <msub>
                            <mi>b</mi>
                            <mn>3</mn>
                          </msub>
                          <mrow>
                            <mspace width="0.5em"/>
                            <mo stretchy="false">−</mo>
                            <mspace width="0.5em"/>
                          </mrow>
                          <msub>
                            <mi>a</mi>
                            <mn>3</mn>
                          </msub>
                          <msub>
                            <mi>b</mi>
                            <mn>2</mn>
                          </msub>
                        </mrow>
                      </mrow>
                      <mo fence="true" stretchy="false">)</mo>
                    </mrow>
                    <mspace width="0.5em"/>
                    <msub>
                      <mi>e</mi>
                      <mn>12323</mn>
                    </msub>
                    <mrow>
                      <mspace width="0.5em"/>
                      <mo stretchy="false">+</mo>
                      <mspace width="0.5em"/>
                    </mrow>
                    <mrow>
                      <mo fence="true" stretchy="false">(</mo>
                      <mrow>
                        <mrow>
                          <msub>
                            <mi>a</mi>
                            <mn>3</mn>
                          </msub>
                          <msub>
                            <mi>b</mi>
                            <mn>1</mn>
                          </msub>
                          <mrow>
                            <mspace width="0.5em"/>
                            <mo stretchy="false">−</mo>
                            <mspace width="0.5em"/>
                          </mrow>
                          <msub>
                            <mi>a</mi>
                            <mn>1</mn>
                          </msub>
                          <msub>
                            <mi>b</mi>
                            <mn>3</mn>
                          </msub>
                        </mrow>
                      </mrow>
                      <mo fence="true" stretchy="false">)</mo>
                    </mrow>
                    <mspace width="0.5em"/>
                    <msub>
                      <mi>e</mi>
                      <mn>12331</mn>
                    </msub>
                    <mspace width="0.5em"/>
                  </mrow>
                </mrow>
                <mo fence="true" stretchy="false">]</mo>
              </mrow>
            </mrow>
          </mrow>
        </mtd>
        <mtd>
          <mrow>
            <mrow/>
            <mo stretchy="false">=</mo>
            <mrow/>
          </mrow>
        </mtd>
      </mtr>
      <mtr>
        <mtd>
          <mrow/>
        </mtd>
        <mtd>
          <mrow>
            <mrow/>
            <mo stretchy="false">=</mo>
            <mrow/>
          </mrow>
        </mtd>
        <mtd>
          <mrow>
            <mtext/>
            <mrow>
              <mo stretchy="false">−</mo>
              <mrow>
                <mo fence="true" stretchy="false">[</mo>
                <mrow>
                  <mrow>
                    <mspace width="0.5em"/>
                    <mrow>
                      <mo fence="true" stretchy="false">(</mo>
                      <mrow>
                        <mrow>
                          <msub>
                            <mi>a</mi>
                            <mn>1</mn>
                          </msub>
                          <msub>
                            <mi>b</mi>
                            <mn>2</mn>
                          </msub>
                          <mrow>
                            <mspace width="0.5em"/>
                            <mo stretchy="false">−</mo>
                            <mspace width="0.5em"/>
                          </mrow>
                          <msub>
                            <mi>a</mi>
                            <mn>2</mn>
                          </msub>
                          <msub>
                            <mi>b</mi>
                            <mn>1</mn>
                          </msub>
                        </mrow>
                      </mrow>
                      <mo fence="true" stretchy="false">)</mo>
                    </mrow>
                    <mspace width="0.5em"/>
                    <msub>
                      <mi>e</mi>
                      <mn>11232</mn>
                    </msub>
                    <mrow>
                      <mspace width="0.5em"/>
                      <mo stretchy="false">+</mo>
                      <mspace width="0.5em"/>
                    </mrow>
                    <mrow>
                      <mo fence="true" stretchy="false">(</mo>
                      <mrow>
                        <mrow>
                          <msub>
                            <mi>a</mi>
                            <mn>2</mn>
                          </msub>
                          <msub>
                            <mi>b</mi>
                            <mn>3</mn>
                          </msub>
                          <mrow>
                            <mspace width="0.5em"/>
                            <mo stretchy="false">−</mo>
                            <mspace width="0.5em"/>
                          </mrow>
                          <msub>
                            <mi>a</mi>
                            <mn>3</mn>
                          </msub>
                          <msub>
                            <mi>b</mi>
                            <mn>2</mn>
                          </msub>
                        </mrow>
                      </mrow>
                      <mo fence="true" stretchy="false">)</mo>
                    </mrow>
                    <mspace width="0.5em"/>
                    <msub>
                      <mi>e</mi>
                      <mn>12323</mn>
                    </msub>
                    <mrow>
                      <mspace width="0.5em"/>
                      <mo stretchy="false">+</mo>
                      <mspace width="0.5em"/>
                    </mrow>
                    <mrow>
                      <mo fence="true" stretchy="false">(</mo>
                      <mrow>
                        <mrow>
                          <msub>
                            <mi>a</mi>
                            <mn>3</mn>
                          </msub>
                          <msub>
                            <mi>b</mi>
                            <mn>1</mn>
                          </msub>
                          <mrow>
                            <mspace width="0.5em"/>
                            <mo stretchy="false">−</mo>
                            <mspace width="0.5em"/>
                          </mrow>
                          <msub>
                            <mi>a</mi>
                            <mn>1</mn>
                          </msub>
                          <msub>
                            <mi>b</mi>
                            <mn>3</mn>
                          </msub>
                        </mrow>
                      </mrow>
                      <mo fence="true" stretchy="false">)</mo>
                    </mrow>
                    <mspace width="0.5em"/>
                    <msub>
                      <mi>e</mi>
                      <mn>12133</mn>
                    </msub>
                    <mspace width="0.5em"/>
                  </mrow>
                </mrow>
                <mo fence="true" stretchy="false">]</mo>
              </mrow>
            </mrow>
          </mrow>
        </mtd>
        <mtd>
          <mrow>
            <mrow/>
            <mo stretchy="false">=</mo>
            <mrow/>
          </mrow>
        </mtd>
      </mtr>
      <mtr>
        <mtd>
          <mrow/>
        </mtd>
        <mtd>
          <mrow>
            <mrow/>
            <mo stretchy="false">=</mo>
            <mrow/>
          </mrow>
        </mtd>
        <mtd>
          <mrow>
            <mtext/>
            <mrow>
              <mo stretchy="false">−</mo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sub>
                            <mi>a</mi>
                            <mn>1</mn>
                          </msub>
                          <mrow>
                            <msub>
                              <mi>b</mi>
                              <mn>2</mn>
                            </msub>
                            <mo stretchy="false">−</mo>
                            <msub>
                              <mi>a</mi>
                              <mn>2</mn>
                            </msub>
                          </mrow>
                          <msub>
                            <mi>b</mi>
                            <mn>1</mn>
                          </msub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o stretchy="false">−</mo>
                            <msub>
                              <mi>e</mi>
                              <mn>11223</mn>
                            </msub>
                          </mrow>
                        </mrow>
                        <mo fence="true" stretchy="false">)</mo>
                      </mrow>
                      <mo stretchy="false">+</mo>
                      <mrow>
                        <mo fence="true" stretchy="false">(</mo>
                        <mrow>
                          <mrow>
                            <msub>
                              <mi>a</mi>
                              <mn>2</mn>
                            </msub>
                            <mrow>
                              <msub>
                                <mi>b</mi>
                                <mn>3</mn>
                              </msub>
                              <mo stretchy="false">−</mo>
                              <msub>
                                <mi>a</mi>
                                <mn>3</mn>
                              </msub>
                            </mrow>
                            <msub>
                              <mi>b</mi>
                              <mn>2</mn>
                            </msub>
                          </mrow>
                        </mrow>
                        <mo fence="true" stretchy="false">)</mo>
                      </mrow>
                    </mrow>
                    <mrow>
                      <mrow>
                        <mo fence="true" stretchy="false">(</mo>
                        <mrow>
                          <mrow>
                            <mo stretchy="false">−</mo>
                            <msub>
                              <mi>e</mi>
                              <mn>12233</mn>
                            </msub>
                          </mrow>
                        </mrow>
                        <mo fence="true" stretchy="false">)</mo>
                      </mrow>
                      <mo stretchy="false">+</mo>
                      <mrow>
                        <mo fence="true" stretchy="false">(</mo>
                        <mrow>
                          <mrow>
                            <msub>
                              <mi>a</mi>
                              <mn>3</mn>
                            </msub>
                            <mrow>
                              <msub>
                                <mi>b</mi>
                                <mn>1</mn>
                              </msub>
                              <mo stretchy="false">−</mo>
                              <msub>
                                <mi>a</mi>
                                <mn>1</mn>
                              </msub>
                            </mrow>
                            <msub>
                              <mi>b</mi>
                              <mn>3</mn>
                            </msub>
                          </mrow>
                        </mrow>
                        <mo fence="true" stretchy="false">)</mo>
                      </mrow>
                    </mrow>
                    <mrow>
                      <mo fence="true" stretchy="false">(</mo>
                      <mrow>
                        <mrow>
                          <mo stretchy="false">−</mo>
                          <msub>
                            <mi>e</mi>
                            <mn>11233</mn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</mrow>
        </mtd>
        <mtd>
          <mrow>
            <mrow/>
            <mo stretchy="false">=</mo>
            <mrow/>
          </mrow>
        </mtd>
      </mtr>
      <mtr>
        <mtd>
          <mrow/>
        </mtd>
        <mtd>
          <mrow>
            <mrow/>
            <mo stretchy="false">=</mo>
            <mrow/>
          </mrow>
        </mtd>
        <mtd>
          <mrow>
            <mtext/>
            <mrow>
              <mo stretchy="false">−</mo>
              <mrow>
                <mo fence="true" stretchy="false">[</mo>
                <mrow>
                  <mrow>
                    <mspace width="0.5em"/>
                    <mrow>
                      <mo fence="true" stretchy="false">(</mo>
                      <mrow>
                        <mrow>
                          <msub>
                            <mi>a</mi>
                            <mn>1</mn>
                          </msub>
                          <msub>
                            <mi>b</mi>
                            <mn>2</mn>
                          </msub>
                          <mrow>
                            <mspace width="0.5em"/>
                            <mo stretchy="false">−</mo>
                            <mspace width="0.5em"/>
                          </mrow>
                          <msub>
                            <mi>a</mi>
                            <mn>2</mn>
                          </msub>
                          <msub>
                            <mi>b</mi>
                            <mn>1</mn>
                          </msub>
                        </mrow>
                      </mrow>
                      <mo fence="true" stretchy="false">)</mo>
                    </mrow>
                    <mspace width="0.5em"/>
                    <mrow>
                      <mo fence="true" stretchy="false">(</mo>
                      <mrow>
                        <mrow>
                          <mo stretchy="false">−</mo>
                          <msub>
                            <mi>e</mi>
                            <mn>3</mn>
                          </msub>
                        </mrow>
                      </mrow>
                      <mo fence="true" stretchy="false">)</mo>
                    </mrow>
                    <mrow>
                      <mspace width="0.5em"/>
                      <mo stretchy="false">+</mo>
                      <mspace width="0.5em"/>
                    </mrow>
                    <mrow>
                      <mo fence="true" stretchy="false">(</mo>
                      <mrow>
                        <mrow>
                          <msub>
                            <mi>a</mi>
                            <mn>2</mn>
                          </msub>
                          <msub>
                            <mi>b</mi>
                            <mn>3</mn>
                          </msub>
                          <mrow>
                            <mspace width="0.5em"/>
                            <mo stretchy="false">−</mo>
                            <mspace width="0.5em"/>
                          </mrow>
                          <msub>
                            <mi>a</mi>
                            <mn>3</mn>
                          </msub>
                          <msub>
                            <mi>b</mi>
                            <mn>2</mn>
                          </msub>
                        </mrow>
                      </mrow>
                      <mo fence="true" stretchy="false">)</mo>
                    </mrow>
                    <mspace width="0.5em"/>
                    <mrow>
                      <mo fence="true" stretchy="false">(</mo>
                      <mrow>
                        <mrow>
                          <mo stretchy="false">−</mo>
                          <msub>
                            <mi>e</mi>
                            <mn>1</mn>
                          </msub>
                        </mrow>
                      </mrow>
                      <mo fence="true" stretchy="false">)</mo>
                    </mrow>
                    <mrow>
                      <mspace width="0.5em"/>
                      <mo stretchy="false">+</mo>
                      <mspace width="0.5em"/>
                    </mrow>
                    <mrow>
                      <mo fence="true" stretchy="false">(</mo>
                      <mrow>
                        <mrow>
                          <msub>
                            <mi>a</mi>
                            <mn>3</mn>
                          </msub>
                          <msub>
                            <mi>b</mi>
                            <mn>1</mn>
                          </msub>
                          <mrow>
                            <mspace width="0.5em"/>
                            <mo stretchy="false">−</mo>
                            <mspace width="0.5em"/>
                          </mrow>
                          <msub>
                            <mi>a</mi>
                            <mn>1</mn>
                          </msub>
                          <msub>
                            <mi>b</mi>
                            <mn>3</mn>
                          </msub>
                        </mrow>
                      </mrow>
                      <mo fence="true" stretchy="false">)</mo>
                    </mrow>
                    <mspace width="0.5em"/>
                    <mrow>
                      <mo fence="true" stretchy="false">(</mo>
                      <mrow>
                        <mrow>
                          <mo stretchy="false">−</mo>
                          <msub>
                            <mi>e</mi>
                            <mn>2</mn>
                          </msub>
                        </mrow>
                      </mrow>
                      <mo fence="true" stretchy="false">)</mo>
                    </mrow>
                    <mspace width="0.5em"/>
                  </mrow>
                </mrow>
                <mo fence="true" stretchy="false">]</mo>
              </mrow>
            </mrow>
          </mrow>
        </mtd>
        <mtd>
          <mrow>
            <mrow/>
            <mo stretchy="false">=</mo>
            <mrow/>
          </mrow>
        </mtd>
      </mtr>
      <mtr>
        <mtd>
          <mrow/>
        </mtd>
        <mtd>
          <mrow>
            <mrow/>
            <mo stretchy="false">=</mo>
            <mrow/>
          </mrow>
        </mtd>
        <mtd>
          <mrow>
            <mtext/>
            <mrow>
              <mo stretchy="false">−</mo>
              <mrow>
                <mo fence="true" stretchy="false">[</mo>
                <mrow>
                  <mrow>
                    <mspace width="0.5em"/>
                    <mrow>
                      <mo fence="true" stretchy="false">(</mo>
                      <mrow>
                        <mrow>
                          <msub>
                            <mi>a</mi>
                            <mn>1</mn>
                          </msub>
                          <msub>
                            <mi>b</mi>
                            <mn>2</mn>
                          </msub>
                          <mrow>
                            <mspace width="0.5em"/>
                            <mo stretchy="false">−</mo>
                            <mspace width="0.5em"/>
                          </mrow>
                          <msub>
                            <mi>a</mi>
                            <mn>2</mn>
                          </msub>
                          <msub>
                            <mi>b</mi>
                            <mn>1</mn>
                          </msub>
                        </mrow>
                      </mrow>
                      <mo fence="true" stretchy="false">)</mo>
                    </mrow>
                    <mspace width="0.5em"/>
                    <mrow>
                      <mo fence="true" stretchy="false">(</mo>
                      <mrow>
                        <mrow>
                          <mo stretchy="false">−</mo>
                          <msub>
                            <mi>e</mi>
                            <mn>3</mn>
                          </msub>
                        </mrow>
                      </mrow>
                      <mo fence="true" stretchy="false">)</mo>
                    </mrow>
                    <mrow>
                      <mspace width="0.5em"/>
                      <mo stretchy="false">+</mo>
                      <mspace width="0.5em"/>
                    </mrow>
                    <mrow>
                      <mo fence="true" stretchy="false">(</mo>
                      <mrow>
                        <mrow>
                          <msub>
                            <mi>a</mi>
                            <mn>3</mn>
                          </msub>
                          <msub>
                            <mi>b</mi>
                            <mn>1</mn>
                          </msub>
                          <mrow>
                            <mspace width="0.5em"/>
                            <mo stretchy="false">−</mo>
                            <mspace width="0.5em"/>
                          </mrow>
                          <msub>
                            <mi>a</mi>
                            <mn>1</mn>
                          </msub>
                          <msub>
                            <mi>b</mi>
                            <mn>3</mn>
                          </msub>
                        </mrow>
                      </mrow>
                      <mo fence="true" stretchy="false">)</mo>
                    </mrow>
                    <mspace width="0.5em"/>
                    <mrow>
                      <mo fence="true" stretchy="false">(</mo>
                      <mrow>
                        <mrow>
                          <mo stretchy="false">−</mo>
                          <msub>
                            <mi>e</mi>
                            <mn>2</mn>
                          </msub>
                        </mrow>
                      </mrow>
                      <mo fence="true" stretchy="false">)</mo>
                    </mrow>
                    <mrow>
                      <mspace width="0.5em"/>
                      <mo stretchy="false">+</mo>
                      <mspace width="0.5em"/>
                    </mrow>
                    <mrow>
                      <mo fence="true" stretchy="false">(</mo>
                      <mrow>
                        <mrow>
                          <msub>
                            <mi>a</mi>
                            <mn>2</mn>
                          </msub>
                          <msub>
                            <mi>b</mi>
                            <mn>3</mn>
                          </msub>
                          <mrow>
                            <mspace width="0.5em"/>
                            <mo stretchy="false">−</mo>
                            <mspace width="0.5em"/>
                          </mrow>
                          <msub>
                            <mi>a</mi>
                            <mn>3</mn>
                          </msub>
                          <msub>
                            <mi>b</mi>
                            <mn>2</mn>
                          </msub>
                        </mrow>
                      </mrow>
                      <mo fence="true" stretchy="false">)</mo>
                    </mrow>
                    <mspace width="0.5em"/>
                    <mrow>
                      <mo fence="true" stretchy="false">(</mo>
                      <mrow>
                        <mrow>
                          <mo stretchy="false">−</mo>
                          <msub>
                            <mi>e</mi>
                            <mn>1</mn>
                          </msub>
                        </mrow>
                      </mrow>
                      <mo fence="true" stretchy="false">)</mo>
                    </mrow>
                    <mspace width="0.5em"/>
                  </mrow>
                </mrow>
                <mo fence="true" stretchy="false">]</mo>
              </mrow>
            </mrow>
          </mrow>
        </mtd>
        <mtd>
          <mrow>
            <mrow/>
            <mo stretchy="false">=</mo>
            <mrow/>
          </mrow>
        </mtd>
      </mtr>
      <mtr>
        <mtd>
          <mrow/>
        </mtd>
        <mtd>
          <mrow>
            <mrow/>
            <mo stretchy="false">=</mo>
            <mrow/>
          </mrow>
        </mtd>
        <mtd>
          <mrow>
            <mtext/>
            <mrow>
              <mrow>
                <mo fence="true" stretchy="false">(</mo>
                <mrow>
                  <mrow>
                    <msub>
                      <mi>a</mi>
                      <mn>1</mn>
                    </msub>
                    <msub>
                      <mi>b</mi>
                      <mn>2</mn>
                    </msub>
                    <mrow>
                      <mspace width="0.5em"/>
                      <mo stretchy="false">−</mo>
                      <mspace width="0.5em"/>
                    </mrow>
                    <msub>
                      <mi>a</mi>
                      <mn>2</mn>
                    </msub>
                    <msub>
                      <mi>b</mi>
                      <mn>1</mn>
                    </msub>
                  </mrow>
                </mrow>
                <mo fence="true" stretchy="false">)</mo>
              </mrow>
              <mspace width="0.5em"/>
              <msub>
                <mi>e</mi>
                <mn>3</mn>
              </msub>
              <mrow>
                <mspace width="0.5em"/>
                <mo stretchy="false">+</mo>
                <mspace width="0.5em"/>
              </mrow>
              <mrow>
                <mo fence="true" stretchy="false">(</mo>
                <mrow>
                  <mrow>
                    <msub>
                      <mi>a</mi>
                      <mn>3</mn>
                    </msub>
                    <msub>
                      <mi>b</mi>
                      <mn>1</mn>
                    </msub>
                    <mrow>
                      <mspace width="0.5em"/>
                      <mo stretchy="false">−</mo>
                      <mspace width="0.5em"/>
                    </mrow>
                    <msub>
                      <mi>a</mi>
                      <mn>1</mn>
                    </msub>
                    <msub>
                      <mi>b</mi>
                      <mn>3</mn>
                    </msub>
                  </mrow>
                </mrow>
                <mo fence="true" stretchy="false">)</mo>
              </mrow>
              <mspace width="0.5em"/>
              <msub>
                <mi>e</mi>
                <mn>2</mn>
              </msub>
              <mrow>
                <mspace width="0.5em"/>
                <mo stretchy="false">+</mo>
                <mspace width="0.5em"/>
              </mrow>
              <mrow>
                <mo fence="true" stretchy="false">(</mo>
                <mrow>
                  <mrow>
                    <msub>
                      <mi>a</mi>
                      <mn>2</mn>
                    </msub>
                    <msub>
                      <mi>b</mi>
                      <mn>3</mn>
                    </msub>
                    <mrow>
                      <mspace width="0.5em"/>
                      <mo stretchy="false">−</mo>
                      <mspace width="0.5em"/>
                    </mrow>
                    <msub>
                      <mi>a</mi>
                      <mn>3</mn>
                    </msub>
                    <msub>
                      <mi>b</mi>
                      <mn>2</mn>
                    </msub>
                  </mrow>
                </mrow>
                <mo fence="true" stretchy="false">)</mo>
              </mrow>
              <mspace width="0.5em"/>
              <msub>
                <mi>e</mi>
                <mn>1</mn>
              </msub>
            </mrow>
          </mrow>
        </mtd>
        <mtd>
          <mrow/>
        </mtd>
      </mtr>
      <mtr>
        <mtd>
          <mrow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|</mo>
              <mrow>
                <mtable>
                  <mtr>
                    <mtd>
                      <msub>
                        <mi>e</mi>
                        <mn>1</mn>
                      </msub>
                    </mtd>
                    <mtd>
                      <msub>
                        <mi>e</mi>
                        <mn>2</mn>
                      </msub>
                    </mtd>
                    <mtd>
                      <msub>
                        <mi>e</mi>
                        <mn>3</mn>
                      </msub>
                    </mtd>
                  </mtr>
                  <mtr>
                    <mtd>
                      <msub>
                        <mi>a</mi>
                        <mn>1</mn>
                      </msub>
                    </mtd>
                    <mtd>
                      <msub>
                        <mi>a</mi>
                        <mn>2</mn>
                      </msub>
                    </mtd>
                    <mtd>
                      <msub>
                        <mi>a</mi>
                        <mn>3</mn>
                      </msub>
                    </mtd>
                  </mtr>
                  <mtr>
                    <mtd>
                      <msub>
                        <mi>b</mi>
                        <mn>1</mn>
                      </msub>
                    </mtd>
                    <mtd>
                      <msub>
                        <mi>b</mi>
                        <mn>2</mn>
                      </msub>
                    </mtd>
                    <mtd>
                      <msub>
                        <mi>b</mi>
                        <mn>3</mn>
                      </msub>
                    </mtd>
                  </mtr>
                </mtable>
              </mrow>
              <mo fence="true" stretchy="true">|</mo>
            </mrow>
          </mrow>
        </mtd>
        <mtd>
          <mrow/>
        </mtd>
      </mtr>
    </mtable>
    <annotation encoding="StarMath 5.0">matrix{ {vec a times vec b } # {}={} # ""{-e_123 ~[` ( a_1 b_2 `-` a_2 b_1)` e_12 `+` ( a_2 b_3 `-` a_3 b_2)` e_23 `+` ( a_3 b_1 `-` a_1 b_3)` e_31 `] } # {}={} ## {} # {}={} # ""{-[` ( a_1 b_2 `-` a_2 b_1)` e_123 e_12 `+` ( a_2 b_3 `-` a_3 b_2)` e_123 e_23`+` ( a_3 b_1 `-` a_1 b_3)` e_123 e_31 `]} # {}={}  ## {} # {}={} # ""{-[` ( a_1 b_2 `-` a_2 b_1)` e_12312 `+` ( a_2 b_3 `-` a_3 b_2)` e_12323`+` ( a_3 b_1 `-` a_1 b_3)` e_12331 `]} # {}={}  ## {} # {}={} # ""{-[` ( a_1 b_2 `-` a_2 b_1)` e_11232 `+` ( a_2 b_3 `-` a_3 b_2)` e_12323`+` ( a_3 b_1 `-` a_1 b_3)` e_12133 `]} # {}={}  ## {} # {}={} # ""{-[ ( a_1 b_2 - a_2 b_1) (-e_11223) + ( a_2 b_3 - a_3 b_2) (-e_12233) + ( a_3 b_1 - a_1 b_3) (-e_11233) ]} # {}={}  ## {} # {}={} # ""{-[` ( a_1 b_2 `-` a_2 b_1)` (-e_3) `+` ( a_2 b_3 `-` a_3 b_2)` (-e_1) `+` ( a_3 b_1 `-` a_1 b_3)` (-e_2) `]} # {}={}  ## {} # {}={} # ""{-[` ( a_1 b_2 `-` a_2 b_1)` (-e_3) `+` ( a_3 b_1 `-` a_1 b_3)` (-e_2) `+` ( a_2 b_3 `-` a_3 b_2)` (-e_1)  `]} # {}={}  ##  {} # {}={} # ""{ ( a_1 b_2 `-` a_2 b_1)` e_3 `+` ( a_3 b_1 `-` a_1 b_3)` e_2 `+` ( a_2 b_3 `-` a_3 b_2)` e_1 } # {} ## {} # {}={} # ""left lline matrix {e_1 # e_2 # e_3 ## a_1 # a_2 # a_3 ## b_1 # b_2 # b_3 } right rline  # {}}</annotation>
  </semantics>
</math>
</file>

<file path=Object 16/content.xml><?xml version="1.0" encoding="utf-8"?>
<math xmlns="http://www.w3.org/1998/Math/MathML" display="block">
  <semantics>
    <mstyle mathvariant="bold">
      <mrow>
        <msub>
          <mi>e</mi>
          <mn>00</mn>
        </msub>
        <mrow>
          <mspace width="2em"/>
          <mo stretchy="false">=</mo>
          <mrow>
            <mspace width="2em"/>
            <mo stretchy="false">−</mo>
            <mn>1</mn>
          </mrow>
        </mrow>
      </mrow>
    </mstyle>
    <annotation encoding="StarMath 5.0">bold { e_00 ~=~ -1}</annotation>
  </semantics>
</math>
</file>

<file path=Object 17/content.xml><?xml version="1.0" encoding="utf-8"?>
<math xmlns="http://www.w3.org/1998/Math/MathML" display="block">
  <semantics>
    <mrow>
      <mrow>
        <mo fence="true" stretchy="false">{</mo>
        <mrow>
          <msub>
            <mi>e</mi>
            <mi>i</mi>
          </msub>
        </mrow>
        <mo fence="true" stretchy="false">}</mo>
      </mrow>
      <mrow>
        <mspace width="2em"/>
        <mo stretchy="false">=</mo>
        <mspace width="2em"/>
      </mrow>
      <mrow>
        <mo fence="true" stretchy="false">{</mo>
        <mrow>
          <mrow>
            <msub>
              <mi>e</mi>
              <mn>1,</mn>
            </msub>
            <mspace width="0.5em"/>
            <msub>
              <mi>e</mi>
              <mn>2,</mn>
            </msub>
            <mspace width="0.5em"/>
            <msub>
              <mi>e</mi>
              <mn>0</mn>
            </msub>
          </mrow>
        </mrow>
        <mo fence="true" stretchy="false">}</mo>
      </mrow>
    </mrow>
    <annotation encoding="StarMath 5.0">lbrace e_i rbrace ~=~ lbrace e_1, `e_2, `e_0 rbrace</annotation>
  </semantics>
</math>
</file>

<file path=Object 18/content.xml><?xml version="1.0" encoding="utf-8"?>
<math xmlns="http://www.w3.org/1998/Math/MathML" display="block">
  <semantics>
    <mrow>
      <msub>
        <mi>i</mi>
        <mrow>
          <mo fence="true" stretchy="false">(</mo>
          <mrow>
            <mn>2,1</mn>
          </mrow>
          <mo fence="true" stretchy="false">)</mo>
        </mrow>
      </msub>
      <mrow>
        <mspace width="2em"/>
        <mo stretchy="false">=</mo>
        <mspace width="2em"/>
      </mrow>
      <msub>
        <mi>e</mi>
        <mn>120</mn>
      </msub>
      <mrow>
        <mspace width="2em"/>
        <mo stretchy="false">=</mo>
        <mspace width="2em"/>
      </mrow>
      <msub>
        <mi>e</mi>
        <mn>1</mn>
      </msub>
      <msub>
        <mi>e</mi>
        <mn>2</mn>
      </msub>
      <msub>
        <mi>e</mi>
        <mn>0</mn>
      </msub>
    </mrow>
    <annotation encoding="StarMath 5.0">i_{(2,1)} ~=~ e_120 ~=~ e_1 e_2 e_0</annotation>
  </semantics>
</math>
</file>

<file path=Object 19/content.xml><?xml version="1.0" encoding="utf-8"?>
<math xmlns="http://www.w3.org/1998/Math/MathML" display="block">
  <semantics>
    <mrow>
      <mover accent="true">
        <mi>a</mi>
        <mo stretchy="false">⃗</mo>
      </mover>
      <mrow>
        <mspace width="2em"/>
        <mo stretchy="false">=</mo>
        <mspace width="2em"/>
      </mrow>
      <msub>
        <mi>a</mi>
        <mn>1</mn>
      </msub>
      <msub>
        <mi>e</mi>
        <mn>1</mn>
      </msub>
      <mrow>
        <mspace width="0.5em"/>
        <mo stretchy="false">+</mo>
        <mspace width="0.5em"/>
      </mrow>
      <msub>
        <mi>a</mi>
        <mn>2</mn>
      </msub>
      <msub>
        <mi>e</mi>
        <mn>2</mn>
      </msub>
      <mrow>
        <mspace width="0.5em"/>
        <mo stretchy="false">+</mo>
        <mspace width="0.5em"/>
      </mrow>
      <msub>
        <mi>a</mi>
        <mn>0</mn>
      </msub>
      <msub>
        <mi>e</mi>
        <mn>0</mn>
      </msub>
      <mi>,</mi>
      <mspace width="10em"/>
      <mover accent="true">
        <mi>b</mi>
        <mo stretchy="false">⃗</mo>
      </mover>
      <mrow>
        <mspace width="2em"/>
        <mo stretchy="false">=</mo>
        <mspace width="2em"/>
      </mrow>
      <msub>
        <mi>b</mi>
        <mn>1</mn>
      </msub>
      <msub>
        <mi>e</mi>
        <mn>1</mn>
      </msub>
      <mrow>
        <mspace width="0.5em"/>
        <mo stretchy="false">+</mo>
        <mspace width="0.5em"/>
      </mrow>
      <msub>
        <mi>b</mi>
        <mn>2</mn>
      </msub>
      <msub>
        <mi>e</mi>
        <mn>2</mn>
      </msub>
      <mrow>
        <mspace width="0.5em"/>
        <mo stretchy="false">+</mo>
        <mspace width="0.5em"/>
      </mrow>
      <msub>
        <mi>b</mi>
        <mn>0</mn>
      </msub>
      <msub>
        <mi>e</mi>
        <mn>0</mn>
      </msub>
    </mrow>
    <annotation encoding="StarMath 5.0">vec a ~=~ a_1 e_1 `+` a_2 e_2 `+` a_0 e_0 , ~~~~~ vec b ~=~ b_1 e_1 `+` b_2 e_2 `+` b_0 e_0</annotation>
  </semantics>
</math>
</file>

<file path=Object 2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⋅</mo>
        <mover accent="true">
          <mi>b</mi>
          <mo stretchy="false">⃗</mo>
        </mover>
      </mrow>
      <mi mathvariant="normal">:</mi>
    </mrow>
    <annotation encoding="StarMath 5.0">vec a cdot vec b :</annotation>
  </semantics>
</math>
</file>

<file path=Object 20/content.xml><?xml version="1.0" encoding="utf-8"?>
<math xmlns="http://www.w3.org/1998/Math/MathML" display="block">
  <semantics>
    <mtable>
      <mtr>
        <mtd>
          <mrow>
            <mover accent="true">
              <mi>a</mi>
              <mo stretchy="false">⃗</mo>
            </mover>
            <mo stretchy="false">∧</mo>
            <mover accent="true">
              <mi>b</mi>
              <mo stretchy="false">⃗</mo>
            </mover>
          </mrow>
        </mtd>
        <mtd>
          <mrow>
            <mrow/>
            <mo stretchy="false">=</mo>
            <mrow/>
          </mrow>
        </mtd>
        <mtd>
          <mrow>
            <mtext/>
            <mrow>
              <msub>
                <mi>a</mi>
                <mn>1</mn>
              </msub>
              <msub>
                <mi>b</mi>
                <mn>2</mn>
              </msub>
              <msub>
                <mi>e</mi>
                <mn>1</mn>
              </msub>
              <msub>
                <mi>e</mi>
                <mn>2</mn>
              </msub>
              <mrow>
                <mspace width="0.5em"/>
                <mo stretchy="false">+</mo>
                <mspace width="0.5em"/>
              </mrow>
              <msub>
                <mi>a</mi>
                <mn>1</mn>
              </msub>
              <msub>
                <mi>b</mi>
                <mn>0</mn>
              </msub>
              <msub>
                <mi>e</mi>
                <mn>1</mn>
              </msub>
              <msub>
                <mi>e</mi>
                <mn>0</mn>
              </msub>
              <mrow>
                <mspace width="0.5em"/>
                <mo stretchy="false">+</mo>
                <mspace width="0.5em"/>
              </mrow>
              <msub>
                <mi>a</mi>
                <mn>2</mn>
              </msub>
              <msub>
                <mi>b</mi>
                <mn>1</mn>
              </msub>
              <msub>
                <mi>e</mi>
                <mn>2</mn>
              </msub>
              <msub>
                <mi>e</mi>
                <mn>1</mn>
              </msub>
              <mrow>
                <mspace width="0.5em"/>
                <mo stretchy="false">+</mo>
                <mspace width="0.5em"/>
              </mrow>
              <msub>
                <mi>a</mi>
                <mn>2</mn>
              </msub>
              <msub>
                <mi>b</mi>
                <mn>0</mn>
              </msub>
              <msub>
                <mi>e</mi>
                <mn>2</mn>
              </msub>
              <msub>
                <mi>e</mi>
                <mn>0</mn>
              </msub>
              <mrow>
                <mspace width="0.5em"/>
                <mo stretchy="false">+</mo>
                <mspace width="0.5em"/>
              </mrow>
              <msub>
                <mi>a</mi>
                <mn>0</mn>
              </msub>
              <msub>
                <mi>b</mi>
                <mn>1</mn>
              </msub>
              <msub>
                <mi>e</mi>
                <mn>0</mn>
              </msub>
              <msub>
                <mi>e</mi>
                <mn>1</mn>
              </msub>
              <mrow>
                <mspace width="0.5em"/>
                <mo stretchy="false">+</mo>
                <mspace width="0.5em"/>
              </mrow>
              <msub>
                <mi>a</mi>
                <mn>0</mn>
              </msub>
              <msub>
                <mi>b</mi>
                <mn>2</mn>
              </msub>
              <msub>
                <mi>e</mi>
                <mn>0</mn>
              </msub>
              <msub>
                <mi>e</mi>
                <mn>2</mn>
              </msub>
            </mrow>
          </mrow>
        </mtd>
        <mtd>
          <mrow>
            <mrow/>
            <mo stretchy="false">=</mo>
            <mrow/>
          </mrow>
        </mtd>
      </mtr>
      <mtr>
        <mtd>
          <mrow/>
        </mtd>
        <mtd>
          <mrow>
            <mrow/>
            <mo stretchy="false">=</mo>
            <mrow/>
          </mrow>
        </mtd>
        <mtd>
          <mrow>
            <mtext/>
            <mrow>
              <msub>
                <mi>a</mi>
                <mn>1</mn>
              </msub>
              <msub>
                <mi>b</mi>
                <mn>2</mn>
              </msub>
              <msub>
                <mi>e</mi>
                <mn>12</mn>
              </msub>
              <mrow>
                <mspace width="0.5em"/>
                <mo stretchy="false">−</mo>
                <mspace width="0.5em"/>
              </mrow>
              <msub>
                <mi>a</mi>
                <mn>1</mn>
              </msub>
              <msub>
                <mi>b</mi>
                <mn>0</mn>
              </msub>
              <msub>
                <mi>e</mi>
                <mn>01</mn>
              </msub>
              <mrow>
                <mspace width="0.5em"/>
                <mo stretchy="false">−</mo>
                <mspace width="0.5em"/>
              </mrow>
              <msub>
                <mi>a</mi>
                <mn>2</mn>
              </msub>
              <msub>
                <mi>b</mi>
                <mn>1</mn>
              </msub>
              <msub>
                <mi>e</mi>
                <mn>12</mn>
              </msub>
              <mrow>
                <mspace width="0.5em"/>
                <mo stretchy="false">+</mo>
                <mspace width="0.5em"/>
              </mrow>
              <msub>
                <mi>a</mi>
                <mn>2</mn>
              </msub>
              <msub>
                <mi>b</mi>
                <mn>0</mn>
              </msub>
              <msub>
                <mi>e</mi>
                <mn>20</mn>
              </msub>
              <mrow>
                <mspace width="0.5em"/>
                <mo stretchy="false">+</mo>
                <mspace width="0.5em"/>
              </mrow>
              <msub>
                <mi>a</mi>
                <mn>0</mn>
              </msub>
              <msub>
                <mi>b</mi>
                <mn>1</mn>
              </msub>
              <msub>
                <mi>e</mi>
                <mn>01</mn>
              </msub>
              <mrow>
                <mspace width="0.5em"/>
                <mo stretchy="false">−</mo>
                <mspace width="0.5em"/>
              </mrow>
              <msub>
                <mi>a</mi>
                <mn>0</mn>
              </msub>
              <msub>
                <mi>b</mi>
                <mn>2</mn>
              </msub>
              <msub>
                <mi>e</mi>
                <mn>20</mn>
              </msub>
            </mrow>
          </mrow>
        </mtd>
        <mtd>
          <mrow>
            <mrow/>
            <mo stretchy="false">=</mo>
            <mrow/>
          </mrow>
        </mtd>
      </mtr>
      <mtr>
        <mtd>
          <mrow/>
        </mtd>
        <mtd>
          <mrow>
            <mrow/>
            <mo stretchy="false">=</mo>
            <mrow/>
          </mrow>
        </mtd>
        <mtd>
          <mrow>
            <mtext/>
            <mrow>
              <mrow>
                <mo fence="true" stretchy="false">(</mo>
                <mrow>
                  <mrow>
                    <msub>
                      <mi>a</mi>
                      <mn>1</mn>
                    </msub>
                    <msub>
                      <mi>b</mi>
                      <mn>2</mn>
                    </msub>
                    <mrow>
                      <mspace width="0.5em"/>
                      <mo stretchy="false">−</mo>
                      <mspace width="0.5em"/>
                    </mrow>
                    <msub>
                      <mi>a</mi>
                      <mn>2</mn>
                    </msub>
                    <msub>
                      <mi>b</mi>
                      <mn>1</mn>
                    </msub>
                  </mrow>
                </mrow>
                <mo fence="true" stretchy="false">)</mo>
              </mrow>
              <msub>
                <mi>e</mi>
                <mn>12</mn>
              </msub>
              <mrow>
                <mspace width="0.5em"/>
                <mo stretchy="false">+</mo>
                <mspace width="0.5em"/>
              </mrow>
              <mrow>
                <mo fence="true" stretchy="false">(</mo>
                <mrow>
                  <mrow>
                    <msub>
                      <mi>a</mi>
                      <mn>0</mn>
                    </msub>
                    <msub>
                      <mi>b</mi>
                      <mn>1</mn>
                    </msub>
                    <mrow>
                      <mspace width="0.5em"/>
                      <mo stretchy="false">−</mo>
                      <mspace width="0.5em"/>
                    </mrow>
                    <msub>
                      <mi>a</mi>
                      <mn>1</mn>
                    </msub>
                    <msub>
                      <mi>b</mi>
                      <mn>0</mn>
                    </msub>
                  </mrow>
                </mrow>
                <mo fence="true" stretchy="false">)</mo>
              </mrow>
              <msub>
                <mi>e</mi>
                <mn>01</mn>
              </msub>
              <mrow>
                <mspace width="0.5em"/>
                <mo stretchy="false">+</mo>
                <mspace width="0.5em"/>
              </mrow>
              <mrow>
                <mo fence="true" stretchy="false">(</mo>
                <mrow>
                  <mrow>
                    <msub>
                      <mi>a</mi>
                      <mn>2</mn>
                    </msub>
                    <msub>
                      <mi>b</mi>
                      <mn>0</mn>
                    </msub>
                    <mrow>
                      <mspace width="0.5em"/>
                      <mo stretchy="false">−</mo>
                      <mspace width="0.5em"/>
                    </mrow>
                    <msub>
                      <mi>a</mi>
                      <mn>0</mn>
                    </msub>
                    <msub>
                      <mi>b</mi>
                      <mn>2</mn>
                    </msub>
                  </mrow>
                </mrow>
                <mo fence="true" stretchy="false">)</mo>
              </mrow>
              <msub>
                <mi>e</mi>
                <mn>20</mn>
              </msub>
            </mrow>
          </mrow>
        </mtd>
        <mtd>
          <mrow/>
        </mtd>
      </mtr>
    </mtable>
    <annotation encoding="StarMath 5.0">matrix{ {vec a and vec b} # {}={} # ""{a_1 b_2 e_1 e_2 `+` a_1 b_0 e_1 e_0 `+` a_2 b_1 e_2 e_1 `+` a_2 b_0 e_2 e_0 `+` a_0 b_1 e_0 e_1 `+` a_0 b_2 e_0 e_2} # {}={} ##
{} # {}={} # ""{a_1 b_2 e_12 `-` a_1 b_0 e_01 `-` a_2 b_1 e_12 `+` a_2 b_0 e_20 `+` a_0 b_1 e_01 `-` a_0 b_2 e_20} # {}={} ## {} # {}={} # ""{ (a_1 b_2 `-` a_2 b_1)e_12 `+` (a_0 b_1 `-` a_1 b_0)e_01 `+` (a_2 b_0 `-` a_0 b_2)e_20 } # {}}</annotation>
  </semantics>
</math>
</file>

<file path=Object 21/content.xml><?xml version="1.0" encoding="utf-8"?>
<math xmlns="http://www.w3.org/1998/Math/MathML" display="block">
  <semantics>
    <mtable>
      <mtr>
        <mtd>
          <mrow>
            <mover accent="true">
              <mi>a</mi>
              <mo stretchy="false">⃗</mo>
            </mover>
            <mo stretchy="false">×</mo>
            <mover accent="true">
              <mi>b</mi>
              <mo stretchy="false">⃗</mo>
            </mover>
          </mrow>
        </mtd>
        <mtd>
          <mrow>
            <mrow/>
            <mo stretchy="false">=</mo>
            <mrow/>
          </mrow>
        </mtd>
        <mtd>
          <mrow>
            <mtext/>
            <mrow>
              <mrow>
                <mo stretchy="false">−</mo>
                <msub>
                  <mi>e</mi>
                  <mn>120</mn>
                </msub>
              </mrow>
              <mspace width="2em"/>
              <mrow>
                <mo fence="true" stretchy="false">[</mo>
                <mrow>
                  <mrow>
                    <mspace width="0.5em"/>
                    <mrow>
                      <mo fence="true" stretchy="false">(</mo>
                      <mrow>
                        <mrow>
                          <msub>
                            <mi>a</mi>
                            <mn>1</mn>
                          </msub>
                          <msub>
                            <mi>b</mi>
                            <mn>2</mn>
                          </msub>
                          <mrow>
                            <mspace width="0.5em"/>
                            <mo stretchy="false">−</mo>
                            <mspace width="0.5em"/>
                          </mrow>
                          <msub>
                            <mi>a</mi>
                            <mn>2</mn>
                          </msub>
                          <msub>
                            <mi>b</mi>
                            <mn>1</mn>
                          </msub>
                        </mrow>
                      </mrow>
                      <mo fence="true" stretchy="false">)</mo>
                    </mrow>
                    <mspace width="0.5em"/>
                    <msub>
                      <mi>e</mi>
                      <mn>12</mn>
                    </msub>
                    <mrow>
                      <mspace width="0.5em"/>
                      <mo stretchy="false">+</mo>
                      <mspace width="0.5em"/>
                    </mrow>
                    <mrow>
                      <mo fence="true" stretchy="false">(</mo>
                      <mrow>
                        <mrow>
                          <msub>
                            <mi>a</mi>
                            <mn>0</mn>
                          </msub>
                          <msub>
                            <mi>b</mi>
                            <mn>1</mn>
                          </msub>
                          <mrow>
                            <mspace width="0.5em"/>
                            <mo stretchy="false">−</mo>
                            <mspace width="0.5em"/>
                          </mrow>
                          <msub>
                            <mi>a</mi>
                            <mn>1</mn>
                          </msub>
                          <msub>
                            <mi>b</mi>
                            <mn>0</mn>
                          </msub>
                        </mrow>
                      </mrow>
                      <mo fence="true" stretchy="false">)</mo>
                    </mrow>
                    <mspace width="0.5em"/>
                    <msub>
                      <mi>e</mi>
                      <mn>01</mn>
                    </msub>
                    <mrow>
                      <mspace width="0.5em"/>
                      <mo stretchy="false">+</mo>
                      <mspace width="0.5em"/>
                    </mrow>
                    <mrow>
                      <mo fence="true" stretchy="false">(</mo>
                      <mrow>
                        <mrow>
                          <msub>
                            <mi>a</mi>
                            <mn>2</mn>
                          </msub>
                          <msub>
                            <mi>b</mi>
                            <mn>0</mn>
                          </msub>
                          <mrow>
                            <mspace width="0.5em"/>
                            <mo stretchy="false">−</mo>
                            <mspace width="0.5em"/>
                          </mrow>
                          <msub>
                            <mi>a</mi>
                            <mn>0</mn>
                          </msub>
                          <msub>
                            <mi>b</mi>
                            <mn>2</mn>
                          </msub>
                        </mrow>
                      </mrow>
                      <mo fence="true" stretchy="false">)</mo>
                    </mrow>
                    <mspace width="0.5em"/>
                    <msub>
                      <mi>e</mi>
                      <mn>20</mn>
                    </msub>
                    <mspace width="0.5em"/>
                  </mrow>
                </mrow>
                <mo fence="true" stretchy="false">]</mo>
              </mrow>
            </mrow>
          </mrow>
        </mtd>
        <mtd>
          <mrow>
            <mrow/>
            <mo stretchy="false">=</mo>
            <mrow/>
          </mrow>
        </mtd>
      </mtr>
      <mtr>
        <mtd>
          <mrow/>
        </mtd>
        <mtd>
          <mrow>
            <mrow/>
            <mo stretchy="false">=</mo>
            <mrow/>
          </mrow>
        </mtd>
        <mtd>
          <mrow>
            <mtext/>
            <mrow>
              <mo stretchy="false">−</mo>
              <mrow>
                <mo fence="true" stretchy="false">[</mo>
                <mrow>
                  <mrow>
                    <mspace width="0.5em"/>
                    <mrow>
                      <mo fence="true" stretchy="false">(</mo>
                      <mrow>
                        <mrow>
                          <msub>
                            <mi>a</mi>
                            <mn>1</mn>
                          </msub>
                          <msub>
                            <mi>b</mi>
                            <mn>2</mn>
                          </msub>
                          <mrow>
                            <mspace width="0.5em"/>
                            <mo stretchy="false">−</mo>
                            <mspace width="0.5em"/>
                          </mrow>
                          <msub>
                            <mi>a</mi>
                            <mn>2</mn>
                          </msub>
                          <msub>
                            <mi>b</mi>
                            <mn>1</mn>
                          </msub>
                        </mrow>
                      </mrow>
                      <mo fence="true" stretchy="false">)</mo>
                    </mrow>
                    <mspace width="0.5em"/>
                    <msub>
                      <mi>e</mi>
                      <mn>12012</mn>
                    </msub>
                    <mrow>
                      <mspace width="0.5em"/>
                      <mo stretchy="false">+</mo>
                      <mspace width="0.5em"/>
                    </mrow>
                    <mrow>
                      <mo fence="true" stretchy="false">(</mo>
                      <mrow>
                        <mrow>
                          <msub>
                            <mi>a</mi>
                            <mn>0</mn>
                          </msub>
                          <msub>
                            <mi>b</mi>
                            <mn>1</mn>
                          </msub>
                          <mrow>
                            <mspace width="0.5em"/>
                            <mo stretchy="false">−</mo>
                            <mspace width="0.5em"/>
                          </mrow>
                          <msub>
                            <mi>a</mi>
                            <mn>1</mn>
                          </msub>
                          <msub>
                            <mi>b</mi>
                            <mn>0</mn>
                          </msub>
                        </mrow>
                      </mrow>
                      <mo fence="true" stretchy="false">)</mo>
                    </mrow>
                    <mspace width="0.5em"/>
                    <msub>
                      <mi>e</mi>
                      <mn>12001</mn>
                    </msub>
                    <mrow>
                      <mspace width="0.5em"/>
                      <mo stretchy="false">+</mo>
                      <mspace width="0.5em"/>
                    </mrow>
                    <mrow>
                      <mo fence="true" stretchy="false">(</mo>
                      <mrow>
                        <mrow>
                          <msub>
                            <mi>a</mi>
                            <mn>2</mn>
                          </msub>
                          <msub>
                            <mi>b</mi>
                            <mn>0</mn>
                          </msub>
                          <mrow>
                            <mspace width="0.5em"/>
                            <mo stretchy="false">−</mo>
                            <mspace width="0.5em"/>
                          </mrow>
                          <msub>
                            <mi>a</mi>
                            <mn>0</mn>
                          </msub>
                          <msub>
                            <mi>b</mi>
                            <mn>2</mn>
                          </msub>
                        </mrow>
                      </mrow>
                      <mo fence="true" stretchy="false">)</mo>
                    </mrow>
                    <mspace width="0.5em"/>
                    <msub>
                      <mi>e</mi>
                      <mn>12020</mn>
                    </msub>
                    <mspace width="0.5em"/>
                  </mrow>
                </mrow>
                <mo fence="true" stretchy="false">]</mo>
              </mrow>
            </mrow>
          </mrow>
        </mtd>
        <mtd>
          <mrow>
            <mrow/>
            <mo stretchy="false">=</mo>
            <mrow/>
          </mrow>
        </mtd>
      </mtr>
      <mtr>
        <mtd>
          <mrow/>
        </mtd>
        <mtd>
          <mrow>
            <mrow/>
            <mo stretchy="false">=</mo>
            <mrow/>
          </mrow>
        </mtd>
        <mtd>
          <mrow>
            <mtext/>
            <mrow>
              <mo stretchy="false">−</mo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sub>
                            <mi>a</mi>
                            <mn>1</mn>
                          </msub>
                          <mrow>
                            <msub>
                              <mi>b</mi>
                              <mn>2</mn>
                            </msub>
                            <mo stretchy="false">−</mo>
                            <msub>
                              <mi>a</mi>
                              <mn>2</mn>
                            </msub>
                          </mrow>
                          <msub>
                            <mi>b</mi>
                            <mn>1</mn>
                          </msub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o stretchy="false">−</mo>
                            <msub>
                              <mi>e</mi>
                              <mn>11220</mn>
                            </msub>
                          </mrow>
                        </mrow>
                        <mo fence="true" stretchy="false">)</mo>
                      </mrow>
                      <mo stretchy="false">+</mo>
                      <mrow>
                        <mo fence="true" stretchy="false">(</mo>
                        <mrow>
                          <mrow>
                            <msub>
                              <mi>a</mi>
                              <mn>0</mn>
                            </msub>
                            <mrow>
                              <msub>
                                <mi>b</mi>
                                <mn>1</mn>
                              </msub>
                              <mo stretchy="false">−</mo>
                              <msub>
                                <mi>a</mi>
                                <mn>1</mn>
                              </msub>
                            </mrow>
                            <msub>
                              <mi>b</mi>
                              <mn>0</mn>
                            </msub>
                          </mrow>
                        </mrow>
                        <mo fence="true" stretchy="false">)</mo>
                      </mrow>
                    </mrow>
                    <mrow>
                      <mrow>
                        <mo fence="true" stretchy="false">(</mo>
                        <mrow>
                          <mrow>
                            <mo stretchy="false">−</mo>
                            <msub>
                              <mi>e</mi>
                              <mn>11200</mn>
                            </msub>
                          </mrow>
                        </mrow>
                        <mo fence="true" stretchy="false">)</mo>
                      </mrow>
                      <mo stretchy="false">+</mo>
                      <mrow>
                        <mo fence="true" stretchy="false">(</mo>
                        <mrow>
                          <mrow>
                            <msub>
                              <mi>a</mi>
                              <mn>2</mn>
                            </msub>
                            <mrow>
                              <msub>
                                <mi>b</mi>
                                <mn>0</mn>
                              </msub>
                              <mo stretchy="false">−</mo>
                              <msub>
                                <mi>a</mi>
                                <mn>0</mn>
                              </msub>
                            </mrow>
                            <msub>
                              <mi>b</mi>
                              <mn>2</mn>
                            </msub>
                          </mrow>
                        </mrow>
                        <mo fence="true" stretchy="false">)</mo>
                      </mrow>
                    </mrow>
                    <mrow>
                      <mo fence="true" stretchy="false">(</mo>
                      <mrow>
                        <mrow>
                          <mo stretchy="false">−</mo>
                          <msub>
                            <mi>e</mi>
                            <mn>12200</mn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</mrow>
        </mtd>
        <mtd>
          <mrow>
            <mrow/>
            <mo stretchy="false">=</mo>
            <mrow/>
          </mrow>
        </mtd>
      </mtr>
      <mtr>
        <mtd>
          <mrow/>
        </mtd>
        <mtd>
          <mrow>
            <mrow/>
            <mo stretchy="false">=</mo>
            <mrow/>
          </mrow>
        </mtd>
        <mtd>
          <mrow>
            <mtext/>
            <mrow>
              <mo stretchy="false">−</mo>
              <mrow>
                <mo fence="true" stretchy="false">[</mo>
                <mrow>
                  <mrow>
                    <mspace width="0.5em"/>
                    <mrow>
                      <mo fence="true" stretchy="false">(</mo>
                      <mrow>
                        <mrow>
                          <msub>
                            <mi>a</mi>
                            <mn>1</mn>
                          </msub>
                          <msub>
                            <mi>b</mi>
                            <mn>2</mn>
                          </msub>
                          <mrow>
                            <mspace width="0.5em"/>
                            <mo stretchy="false">−</mo>
                            <mspace width="0.5em"/>
                          </mrow>
                          <msub>
                            <mi>a</mi>
                            <mn>2</mn>
                          </msub>
                          <msub>
                            <mi>b</mi>
                            <mn>1</mn>
                          </msub>
                        </mrow>
                      </mrow>
                      <mo fence="true" stretchy="false">)</mo>
                    </mrow>
                    <mspace width="0.5em"/>
                    <mrow>
                      <mo fence="true" stretchy="false">(</mo>
                      <mrow>
                        <mrow>
                          <mo stretchy="false">−</mo>
                          <msub>
                            <mi>e</mi>
                            <mn>0</mn>
                          </msub>
                        </mrow>
                      </mrow>
                      <mo fence="true" stretchy="false">)</mo>
                    </mrow>
                    <mrow>
                      <mspace width="0.5em"/>
                      <mo stretchy="false">+</mo>
                      <mspace width="0.5em"/>
                    </mrow>
                    <mrow>
                      <mo fence="true" stretchy="false">(</mo>
                      <mrow>
                        <mrow>
                          <msub>
                            <mi>a</mi>
                            <mn>0</mn>
                          </msub>
                          <msub>
                            <mi>b</mi>
                            <mn>1</mn>
                          </msub>
                          <mrow>
                            <mspace width="0.5em"/>
                            <mo stretchy="false">−</mo>
                            <mspace width="0.5em"/>
                          </mrow>
                          <msub>
                            <mi>a</mi>
                            <mn>1</mn>
                          </msub>
                          <msub>
                            <mi>b</mi>
                            <mn>0</mn>
                          </msub>
                        </mrow>
                      </mrow>
                      <mo fence="true" stretchy="false">)</mo>
                    </mrow>
                    <mspace width="0.5em"/>
                    <mrow>
                      <mo fence="true" stretchy="false">(</mo>
                      <mrow>
                        <mrow>
                          <mo stretchy="false">−</mo>
                          <msub>
                            <mi>e</mi>
                            <mn>200</mn>
                          </msub>
                        </mrow>
                      </mrow>
                      <mo fence="true" stretchy="false">)</mo>
                    </mrow>
                    <mrow>
                      <mspace width="0.5em"/>
                      <mo stretchy="false">+</mo>
                      <mspace width="0.5em"/>
                    </mrow>
                    <mrow>
                      <mo fence="true" stretchy="false">(</mo>
                      <mrow>
                        <mrow>
                          <msub>
                            <mi>a</mi>
                            <mn>2</mn>
                          </msub>
                          <msub>
                            <mi>b</mi>
                            <mn>0</mn>
                          </msub>
                          <mrow>
                            <mspace width="0.5em"/>
                            <mo stretchy="false">−</mo>
                            <mspace width="0.5em"/>
                          </mrow>
                          <msub>
                            <mi>a</mi>
                            <mn>0</mn>
                          </msub>
                          <msub>
                            <mi>b</mi>
                            <mn>2</mn>
                          </msub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o stretchy="false">−</mo>
                          <msub>
                            <mi>e</mi>
                            <mn>100</mn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</mrow>
        </mtd>
        <mtd>
          <mrow>
            <mrow/>
            <mo stretchy="false">=</mo>
            <mrow/>
          </mrow>
        </mtd>
      </mtr>
      <mtr>
        <mtd>
          <mrow/>
        </mtd>
        <mtd>
          <mrow>
            <mrow/>
            <mo stretchy="false">=</mo>
            <mrow/>
          </mrow>
        </mtd>
        <mtd>
          <mrow>
            <mtext/>
            <mrow>
              <mo stretchy="false">−</mo>
              <mrow>
                <mo fence="true" stretchy="false">[</mo>
                <mrow>
                  <mrow>
                    <mspace width="0.5em"/>
                    <mrow>
                      <mo fence="true" stretchy="false">(</mo>
                      <mrow>
                        <mrow>
                          <msub>
                            <mi>a</mi>
                            <mn>1</mn>
                          </msub>
                          <msub>
                            <mi>b</mi>
                            <mn>2</mn>
                          </msub>
                          <mrow>
                            <mspace width="0.5em"/>
                            <mo stretchy="false">−</mo>
                            <mspace width="0.5em"/>
                          </mrow>
                          <msub>
                            <mi>a</mi>
                            <mn>2</mn>
                          </msub>
                          <msub>
                            <mi>b</mi>
                            <mn>1</mn>
                          </msub>
                        </mrow>
                      </mrow>
                      <mo fence="true" stretchy="false">)</mo>
                    </mrow>
                    <mspace width="0.5em"/>
                    <mrow>
                      <mo fence="true" stretchy="false">(</mo>
                      <mrow>
                        <mrow>
                          <mo stretchy="false">−</mo>
                          <msub>
                            <mi>e</mi>
                            <mn>0</mn>
                          </msub>
                        </mrow>
                      </mrow>
                      <mo fence="true" stretchy="false">)</mo>
                    </mrow>
                    <mrow>
                      <mspace width="0.5em"/>
                      <mo stretchy="false">+</mo>
                      <mspace width="0.5em"/>
                    </mrow>
                    <mrow>
                      <mo fence="true" stretchy="false">(</mo>
                      <mrow>
                        <mrow>
                          <msub>
                            <mi>a</mi>
                            <mn>0</mn>
                          </msub>
                          <msub>
                            <mi>b</mi>
                            <mn>1</mn>
                          </msub>
                          <mrow>
                            <mspace width="0.5em"/>
                            <mo stretchy="false">−</mo>
                            <mspace width="0.5em"/>
                          </mrow>
                          <msub>
                            <mi>a</mi>
                            <mn>1</mn>
                          </msub>
                          <msub>
                            <mi>b</mi>
                            <mn>0</mn>
                          </msub>
                        </mrow>
                      </mrow>
                      <mo fence="true" stretchy="false">)</mo>
                    </mrow>
                    <mspace width="0.5em"/>
                    <msub>
                      <mi>e</mi>
                      <mn>2</mn>
                    </msub>
                    <mrow>
                      <mspace width="0.5em"/>
                      <mo stretchy="false">+</mo>
                      <mspace width="0.5em"/>
                    </mrow>
                    <mrow>
                      <mo fence="true" stretchy="false">(</mo>
                      <mrow>
                        <mrow>
                          <msub>
                            <mi>a</mi>
                            <mn>2</mn>
                          </msub>
                          <msub>
                            <mi>b</mi>
                            <mn>0</mn>
                          </msub>
                          <mrow>
                            <mspace width="0.5em"/>
                            <mo stretchy="false">−</mo>
                            <mspace width="0.5em"/>
                          </mrow>
                          <msub>
                            <mi>a</mi>
                            <mn>0</mn>
                          </msub>
                          <msub>
                            <mi>b</mi>
                            <mn>2</mn>
                          </msub>
                        </mrow>
                      </mrow>
                      <mo fence="true" stretchy="false">)</mo>
                    </mrow>
                    <mspace width="0.5em"/>
                    <msub>
                      <mi>e</mi>
                      <mn>1</mn>
                    </msub>
                    <mspace width="0.5em"/>
                  </mrow>
                </mrow>
                <mo fence="true" stretchy="false">]</mo>
              </mrow>
            </mrow>
          </mrow>
        </mtd>
        <mtd>
          <mrow>
            <mrow/>
            <mo stretchy="false">=</mo>
            <mrow/>
          </mrow>
        </mtd>
      </mtr>
      <mtr>
        <mtd>
          <mrow/>
        </mtd>
        <mtd>
          <mrow>
            <mrow/>
            <mo stretchy="false">=</mo>
            <mrow/>
          </mrow>
        </mtd>
        <mtd>
          <mrow>
            <mtext/>
            <mrow>
              <mrow>
                <mo fence="true" stretchy="false">(</mo>
                <mrow>
                  <mrow>
                    <msub>
                      <mi>a</mi>
                      <mn>1</mn>
                    </msub>
                    <msub>
                      <mi>b</mi>
                      <mn>2</mn>
                    </msub>
                    <mrow>
                      <mspace width="0.5em"/>
                      <mo stretchy="false">−</mo>
                      <mspace width="0.5em"/>
                    </mrow>
                    <msub>
                      <mi>a</mi>
                      <mn>2</mn>
                    </msub>
                    <msub>
                      <mi>b</mi>
                      <mn>1</mn>
                    </msub>
                  </mrow>
                </mrow>
                <mo fence="true" stretchy="false">)</mo>
              </mrow>
              <mspace width="0.5em"/>
              <msub>
                <mi>e</mi>
                <mn>0</mn>
              </msub>
              <mrow>
                <mspace width="0.5em"/>
                <mo stretchy="false">+</mo>
                <mspace width="0.5em"/>
              </mrow>
              <mrow>
                <mo fence="true" stretchy="false">(</mo>
                <mrow>
                  <mrow>
                    <msub>
                      <mi>a</mi>
                      <mn>0</mn>
                    </msub>
                    <msub>
                      <mi>b</mi>
                      <mn>1</mn>
                    </msub>
                    <mrow>
                      <mspace width="0.5em"/>
                      <mo stretchy="false">−</mo>
                      <mspace width="0.5em"/>
                    </mrow>
                    <msub>
                      <mi>a</mi>
                      <mn>1</mn>
                    </msub>
                    <msub>
                      <mi>b</mi>
                      <mn>0</mn>
                    </msub>
                  </mrow>
                </mrow>
                <mo fence="true" stretchy="false">)</mo>
              </mrow>
              <mspace width="0.5em"/>
              <mrow>
                <mo fence="true" stretchy="false">(</mo>
                <mrow>
                  <mrow>
                    <mo stretchy="false">−</mo>
                    <msub>
                      <mi>e</mi>
                      <mn>2</mn>
                    </msub>
                  </mrow>
                </mrow>
                <mo fence="true" stretchy="false">)</mo>
              </mrow>
              <mrow>
                <mspace width="0.5em"/>
                <mo stretchy="false">+</mo>
                <mspace width="0.5em"/>
              </mrow>
              <mrow>
                <mo fence="true" stretchy="false">(</mo>
                <mrow>
                  <mrow>
                    <msub>
                      <mi>a</mi>
                      <mn>2</mn>
                    </msub>
                    <msub>
                      <mi>b</mi>
                      <mn>0</mn>
                    </msub>
                    <mrow>
                      <mspace width="0.5em"/>
                      <mo stretchy="false">−</mo>
                      <mspace width="0.5em"/>
                    </mrow>
                    <msub>
                      <mi>a</mi>
                      <mn>0</mn>
                    </msub>
                    <msub>
                      <mi>b</mi>
                      <mn>2</mn>
                    </msub>
                  </mrow>
                </mrow>
                <mo fence="true" stretchy="false">)</mo>
              </mrow>
              <mspace width="0.5em"/>
              <mrow>
                <mo fence="true" stretchy="false">(</mo>
                <mrow>
                  <mrow>
                    <mo stretchy="false">−</mo>
                    <msub>
                      <mi>e</mi>
                      <mn>1</mn>
                    </msub>
                  </mrow>
                </mrow>
                <mo fence="true" stretchy="false">)</mo>
              </mrow>
            </mrow>
          </mrow>
        </mtd>
        <mtd>
          <mrow/>
        </mtd>
      </mtr>
      <mtr>
        <mtd>
          <mrow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|</mo>
              <mrow>
                <mtable>
                  <mtr>
                    <mtd columnalign="right">
                      <mrow>
                        <mo stretchy="false">−</mo>
                        <msub>
                          <mi>e</mi>
                          <mn>1</mn>
                        </msub>
                      </mrow>
                    </mtd>
                    <mtd columnalign="right">
                      <mrow>
                        <mo stretchy="false">−</mo>
                        <msub>
                          <mi>e</mi>
                          <mn>2</mn>
                        </msub>
                      </mrow>
                    </mtd>
                    <mtd>
                      <msub>
                        <mi>e</mi>
                        <mn>3</mn>
                      </msub>
                    </mtd>
                  </mtr>
                  <mtr>
                    <mtd columnalign="right">
                      <msub>
                        <mi>a</mi>
                        <mn>1</mn>
                      </msub>
                    </mtd>
                    <mtd columnalign="right">
                      <msub>
                        <mi>a</mi>
                        <mn>2</mn>
                      </msub>
                    </mtd>
                    <mtd>
                      <msub>
                        <mi>a</mi>
                        <mn>3</mn>
                      </msub>
                    </mtd>
                  </mtr>
                  <mtr>
                    <mtd columnalign="right">
                      <msub>
                        <mi>b</mi>
                        <mn>1</mn>
                      </msub>
                    </mtd>
                    <mtd columnalign="right">
                      <msub>
                        <mi>b</mi>
                        <mn>2</mn>
                      </msub>
                    </mtd>
                    <mtd>
                      <msub>
                        <mi>b</mi>
                        <mn>3</mn>
                      </msub>
                    </mtd>
                  </mtr>
                </mtable>
              </mrow>
              <mo fence="true" stretchy="true">|</mo>
            </mrow>
          </mrow>
        </mtd>
        <mtd>
          <mrow/>
        </mtd>
      </mtr>
    </mtable>
    <annotation encoding="StarMath 5.0">matrix{ {vec a times vec b } # {}={} # ""{-e_120 ~[` ( a_1 b_2 `-` a_2 b_1)` e_12 `+` ( a_0 b_1 `-` a_1 b_0)` e_01 `+` ( a_2 b_0 `-` a_0 b_2)` e_20 `] } # {}={} ## {} # {}={} # ""{-[` ( a_1 b_2 `-` a_2 b_1)` e_12012 `+` ( a_0 b_1 `-` a_1 b_0)` e_12001 `+` ( a_2 b_0 `-` a_0 b_2)` e_12020 `]} # {}={}  ##  {} # {}={} # ""{-[ ( a_1 b_2 - a_2 b_1) (-e_11220) + ( a_0 b_1 - a_1 b_0) (-e_11200) + ( a_2 b_0 - a_0 b_2) (-e_12200) ]} # {}={}  ## {} # {}={} # ""{-[` ( a_1 b_2 `-` a_2 b_1)` (-e_0) `+` ( a_0 b_1 `-` a_1 b_0)` (-e_200) `+` ( a_2 b_0 `-` a_0 b_2) (-e_100) ]} # {}={}  ## {} # {}={} # ""{-[` ( a_1 b_2 `-` a_2 b_1)` (-e_0) `+` ( a_0 b_1 `-` a_1 b_0)` e_2 `+` ( a_2 b_0 `-` a_0 b_2)` e_1  `]} # {}={}  ##  {} # {}={} # ""{ ( a_1 b_2 `-` a_2 b_1)` e_0 `+` ( a_0 b_1 `-` a_1 b_0)` (-e_2) `+` ( a_2 b_0 `-` a_0 b_2)` (-e_1) } # {} ## {} # {}={} # ""left lline matrix {alignr -e_1 # alignr -e_2 # e_3 ## alignr a_1 # alignr a_2 # a_3 ## alignr b_1   # alignr b_2 # b_3 } right rline  # {}}</annotation>
  </semantics>
</math>
</file>

<file path=Object 3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∧</mo>
        <mover accent="true">
          <mi>b</mi>
          <mo stretchy="false">⃗</mo>
        </mover>
      </mrow>
      <mi mathvariant="normal">:</mi>
    </mrow>
    <annotation encoding="StarMath 5.0">vec a and vec b :</annotation>
  </semantics>
</math>
</file>

<file path=Object 4/content.xml><?xml version="1.0" encoding="utf-8"?>
<math xmlns="http://www.w3.org/1998/Math/MathML" display="block">
  <semantics>
    <mrow>
      <mo fence="true" stretchy="false">{</mo>
      <mrow>
        <msub>
          <mi>e</mi>
          <mi>i</mi>
        </msub>
      </mrow>
      <mo fence="true" stretchy="false">}</mo>
    </mrow>
    <annotation encoding="StarMath 5.0">lbrace e_i rbrace</annotation>
  </semantics>
</math>
</file>

<file path=Object 5/content.xml><?xml version="1.0" encoding="utf-8"?>
<math xmlns="http://www.w3.org/1998/Math/MathML" display="block">
  <semantics>
    <mrow>
      <msub>
        <mi>e</mi>
        <mi mathvariant="italic">ii</mi>
      </msub>
      <mi mathvariant="normal">:</mi>
      <mrow>
        <mspace width="2em"/>
        <mo stretchy="false">±</mo>
        <mn>1</mn>
      </mrow>
    </mrow>
    <annotation encoding="StarMath 5.0">e_{ii}:~ +-1 </annotation>
  </semantics>
</math>
</file>

<file path=Object 6/content.xml><?xml version="1.0" encoding="utf-8"?>
<math xmlns="http://www.w3.org/1998/Math/MathML" display="block">
  <semantics>
    <msub>
      <mi>e</mi>
      <mi>i</mi>
    </msub>
    <annotation encoding="StarMath 5.0">e_i</annotation>
  </semantics>
</math>
</file>

<file path=Object 7/content.xml><?xml version="1.0" encoding="utf-8"?>
<math xmlns="http://www.w3.org/1998/Math/MathML" display="block">
  <semantics>
    <mrow>
      <mrow>
        <mi>j</mi>
        <mo stretchy="false">≠</mo>
        <mi>k</mi>
      </mrow>
      <mrow>
        <mspace width="8em"/>
        <mo stretchy="false">→</mo>
        <mspace width="8em"/>
      </mrow>
      <msub>
        <mi>e</mi>
        <mi>j</mi>
      </msub>
      <msub>
        <mi>e</mi>
        <mi>k</mi>
      </msub>
      <mrow>
        <mspace width="2em"/>
        <mo stretchy="false">=</mo>
        <mrow>
          <mspace width="2em"/>
          <mo stretchy="false">−</mo>
          <msub>
            <mi>e</mi>
            <mi>k</mi>
          </msub>
        </mrow>
      </mrow>
      <msub>
        <mi>e</mi>
        <mi>j</mi>
      </msub>
      <mrow>
        <mspace width="8em"/>
        <mo stretchy="false">→</mo>
        <mspace width="8em"/>
      </mrow>
      <msub>
        <mi>e</mi>
        <mi mathvariant="italic">jk</mi>
      </msub>
      <mrow>
        <mspace width="2em"/>
        <mo stretchy="false">=</mo>
        <mrow>
          <mspace width="2em"/>
          <mo stretchy="false">−</mo>
          <msub>
            <mi>e</mi>
            <mi mathvariant="italic">kj</mi>
          </msub>
        </mrow>
      </mrow>
    </mrow>
    <annotation encoding="StarMath 5.0">j &lt;&gt; k  ~~~~toward~~~~ e_j e_k ~=~ -e_k e_j ~~~~toward~~~~ e_jk ~=~ -e_kj</annotation>
  </semantics>
</math>
</file>

<file path=Object 8/content.xml><?xml version="1.0" encoding="utf-8"?>
<math xmlns="http://www.w3.org/1998/Math/MathML" display="block">
  <semantics>
    <mstyle mathvariant="bold">
      <mrow>
        <msub>
          <mi>e</mi>
          <mi mathvariant="italic">ii</mi>
        </msub>
        <mrow>
          <mspace width="2em"/>
          <mo stretchy="false">=</mo>
          <mspace width="2em"/>
        </mrow>
        <mn>1</mn>
      </mrow>
    </mstyle>
    <annotation encoding="StarMath 5.0">bold { e_ii ~=~ 1}</annotation>
  </semantics>
</math>
</file>

<file path=Object 9/content.xml><?xml version="1.0" encoding="utf-8"?>
<math xmlns="http://www.w3.org/1998/Math/MathML" display="block">
  <semantics>
    <mrow>
      <mrow>
        <mo fence="true" stretchy="false">{</mo>
        <mrow>
          <msub>
            <mi>e</mi>
            <mi>i</mi>
          </msub>
        </mrow>
        <mo fence="true" stretchy="false">}</mo>
      </mrow>
      <mrow>
        <mspace width="2em"/>
        <mo stretchy="false">=</mo>
        <mspace width="2em"/>
      </mrow>
      <mrow>
        <mo fence="true" stretchy="false">{</mo>
        <mrow>
          <mrow>
            <msub>
              <mi>e</mi>
              <mn>1,</mn>
            </msub>
            <mspace width="0.5em"/>
            <msub>
              <mi>e</mi>
              <mn>2,</mn>
            </msub>
            <mspace width="0.5em"/>
            <msub>
              <mi>e</mi>
              <mn>3</mn>
            </msub>
          </mrow>
        </mrow>
        <mo fence="true" stretchy="false">}</mo>
      </mrow>
    </mrow>
    <annotation encoding="StarMath 5.0">lbrace e_i rbrace ~=~ lbrace e_1, `e_2, `e_3 rbrace</annotation>
  </semantics>
</math>
</file>